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ce style:name="Linux Libertine G1" svg:font-family="'Linux Libertine G'" style:font-family-generic="system" style:font-pitch="variable"/>
    <style:font-face style:name="思源黑體" svg:font-family="思源黑體"/>
    <style:font-face style:name="思源黑體1" svg:font-family="思源黑體" style:font-family-generic="system" style:font-pitch="variable"/>
  </office:font-face-decls>
  <office:automatic-styles>
    <style:style style:name="co14" style:family="table-column">
      <style:table-column-properties fo:break-before="auto" style:column-width="2.254cm"/>
    </style:style>
    <style:style style:name="co15" style:family="table-column">
      <style:table-column-properties fo:break-before="auto" style:column-width="1.692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5" style:family="table-column">
      <style:table-column-properties fo:break-before="auto" style:column-width="2.376cm"/>
    </style:style>
    <style:style style:name="co6" style:family="table-column">
      <style:table-column-properties fo:break-before="auto" style:column-width="2.133cm"/>
    </style:style>
    <style:style style:name="co7" style:family="table-column">
      <style:table-column-properties fo:break-before="auto" style:column-width="1.838cm"/>
    </style:style>
    <style:style style:name="co8" style:family="table-column">
      <style:table-column-properties fo:break-before="auto" style:column-width="1.764cm"/>
    </style:style>
    <style:style style:name="co9" style:family="table-column">
      <style:table-column-properties fo:break-before="auto" style:column-width="2.499cm"/>
    </style:style>
    <style:style style:name="co10" style:family="table-column">
      <style:table-column-properties fo:break-before="auto" style:column-width="2.436cm"/>
    </style:style>
    <style:style style:name="co11" style:family="table-column">
      <style:table-column-properties fo:break-before="auto" style:column-width="2.491cm"/>
    </style:style>
    <style:style style:name="co12" style:family="table-column">
      <style:table-column-properties fo:break-before="auto" style:column-width="2.695cm"/>
    </style:style>
    <style:style style:name="co13" style:family="table-column">
      <style:table-column-properties fo:break-before="auto" style:column-width="2.155cm"/>
    </style:style>
    <style:style style:name="co18" style:family="table-column">
      <style:table-column-properties fo:break-before="auto" style:column-width="1.812cm"/>
    </style:style>
    <style:style style:name="co19" style:family="table-column">
      <style:table-column-properties fo:break-before="auto" style:column-width="2.173cm"/>
    </style:style>
    <style:style style:name="co20" style:family="table-column">
      <style:table-column-properties fo:break-before="auto" style:column-width="1.866cm"/>
    </style:style>
    <style:style style:name="co21" style:family="table-column">
      <style:table-column-properties fo:break-before="auto" style:column-width="1.931cm"/>
    </style:style>
    <style:style style:name="co22" style:family="table-column">
      <style:table-column-properties fo:break-before="auto" style:column-width="3.403cm"/>
    </style:style>
    <style:style style:name="co23" style:family="table-column">
      <style:table-column-properties fo:break-before="auto" style:column-width="15.067cm"/>
    </style:style>
    <style:style style:name="co24" style:family="table-column">
      <style:table-column-properties fo:break-before="auto" style:column-width="2.671cm"/>
    </style:style>
    <style:style style:name="ro2" style:family="table-row">
      <style:table-row-properties style:row-height="0.45cm" fo:break-before="auto" style:use-optimal-row-height="false"/>
    </style:style>
    <style:style style:name="ro3" style:family="table-row">
      <style:table-row-properties style:row-height="0.529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476cm" fo:break-before="auto" style:use-optimal-row-height="false"/>
    </style:style>
    <style:style style:name="ro7" style:family="table-row">
      <style:table-row-properties style:row-height="0.529cm" fo:break-before="auto" style:use-optimal-row-height="true"/>
    </style:style>
    <style:style style:name="ta3" style:family="table" style:master-page-name="PageStyle_5f_格式代號">
      <style:table-properties table:display="true" style:writing-mode="lr-tb"/>
    </style:style>
    <style:style style:name="ta4" style:family="table" style:master-page-name="PageStyle_5f_稅籍編號_2b_統編">
      <style:table-properties table:display="true" style:writing-mode="lr-tb"/>
    </style:style>
    <style:style style:name="ta5" style:family="table" style:master-page-name="PageStyle_5f_課稅別">
      <style:table-properties table:display="true" style:writing-mode="lr-tb"/>
    </style:style>
    <style:style style:name="ta6" style:family="table" style:master-page-name="PageStyle_5f_扣抵代號">
      <style:table-properties table:display="true" style:writing-mode="lr-tb"/>
    </style:style>
    <style:style style:name="ta2" style:family="table" style:master-page-name="Default">
      <style:table-properties table:display="true" style:writing-mode="lr-tb" table:tab-color="#ffbf00"/>
    </style:style>
    <style:style style:name="ta8" style:family="table" style:master-page-name="PageStyle_5f_輸入進項發票">
      <style:table-properties table:display="true" style:writing-mode="lr-tb"/>
    </style:style>
    <style:style style:name="ta9" style:family="table" style:master-page-name="PageStyle_5f_匯出檔案">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21"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data-style-name="N100"/>
    <style:style style:name="ce65" style:family="table-cell" style:parent-style-name="Default" style:data-style-name="N100"/>
    <style:style style:name="ce8" style:family="table-cell" style:parent-style-name="Default">
      <style:table-cell-properties fo:background-color="#fff5c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4" style:family="table-cell" style:parent-style-name="Default">
      <style:text-properties fo:color="#c9211e" fo:font-weight="bold" style:font-weight-asian="bold" style:font-weight-complex="bold"/>
    </style:style>
    <style:style style:name="ce9" style:family="table-cell" style:parent-style-name="Default">
      <style:text-properties fo:color="#c9211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Linux Libertine G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3" style:family="table-cell" style:parent-style-name="Default" style:data-style-name="N1">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0" style:family="table-cell" style:parent-style-name="Default" style:data-style-name="N0">
      <style:table-cell-properties fo:background-color="#dddddd"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7"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ext-properties fo:color="#c9211e" style:font-name="Linux Libertine G" fo:font-weight="bold" style:font-name-asian="Linux Libertine G" style:font-weight-asian="bold" style:font-name-complex="Linux Libertine G" style:font-weight-complex="bold"/>
    </style:style>
    <style:style style:name="ce7" style:family="table-cell" style:parent-style-name="Default" style:data-style-name="N14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5" style:family="table-cell" style:parent-style-name="Default" style:data-style-name="N100">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 style:family="table-cell" style:parent-style-name="Default">
      <style:table-cell-properties fo:background-color="#fff2c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4" style:family="table-cell" style:parent-style-name="Default">
      <style:table-cell-properties fo:background-color="#ccccc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 style:family="table-cell" style:parent-style-name="Default" style:data-style-name="N1">
      <style:table-cell-properties fo:background-color="#ccccc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ROUND([$輸入進項發票.$H8]*0.05)" style:apply-style-name="Bad" style:base-cell-address="輸入進項發票.I8"/>
    </style:style>
    <style:style style:name="ce28" style:family="table-cell" style:parent-style-name="Default" style:data-style-name="N1">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ROUND([$輸入進項發票.$H8]*0.05)" style:apply-style-name="Bad" style:base-cell-address="輸入進項發票.I8"/>
    </style:style>
    <style:style style:name="ce29" style:family="table-cell" style:parent-style-name="Default">
      <style:map style:condition="cell-content()!=ROUND([$輸入進項發票.$H8]*0.05)" style:apply-style-name="Bad" style:base-cell-address="輸入進項發票.I8"/>
    </style:style>
    <style:style style:name="ce41" style:family="table-cell" style:parent-style-name="Default" style:data-style-name="N179"/>
    <style:style style:name="ce42" style:family="table-cell" style:parent-style-name="Default" style:data-style-name="N179">
      <style:table-cell-properties fo:background-color="#cccccc" style:text-align-source="fix" style:repeat-content="false" fo:wrap-option="no-wrap" style:vertical-align="bottom"/>
      <style:paragraph-properties fo:text-align="end" fo:margin-left="0cm"/>
    </style:style>
    <style:style style:name="ce43" style:family="table-cell" style:parent-style-name="Default" style:data-style-name="N179">
      <style:table-cell-properties fo:background-color="#cccccc"/>
      <style:text-properties style:font-name="Arial" style:font-name-asian="Arial"/>
    </style:style>
    <style:style style:name="ce44" style:family="table-cell" style:parent-style-name="Default" style:data-style-name="N179">
      <style:text-properties style:font-name="Arial" style:font-name-asian="Arial"/>
    </style:style>
    <style:style style:name="ce46" style:family="table-cell" style:parent-style-name="Default">
      <style:table-cell-properties style:text-align-source="fix" style:repeat-content="false"/>
      <style:paragraph-properties fo:text-align="center" fo:margin-left="0cm"/>
    </style:style>
    <style:style style:name="ce47" style:family="table-cell" style:parent-style-name="Default">
      <style:table-cell-properties fo:background-color="#cccccc" style:text-align-source="fix" style:repeat-content="false"/>
      <style:paragraph-properties fo:text-align="center" fo:margin-left="0cm"/>
    </style:style>
    <style:style style:name="ce71" style:family="table-cell" style:parent-style-name="Pivot_20_Table_20_Field">
      <style:table-cell-properties fo:border-bottom="0.99pt solid #000000" fo:border-left="2.01pt solid #000000" fo:border-right="0.99pt solid #000000" fo:border-top="2.01pt solid #000000"/>
    </style:style>
    <style:style style:name="ce72" style:family="table-cell" style:parent-style-name="Pivot_20_Table_20_Title" style:data-style-name="N0">
      <style:table-cell-properties fo:border-bottom="2.01pt solid #000000" fo:border-left="2.01pt solid #000000" fo:border-right="none" fo:border-top="0.99pt solid #000000"/>
    </style:style>
    <style:style style:name="ce73" style:family="table-cell" style:parent-style-name="Pivot_20_Table_20_Field">
      <style:table-cell-properties fo:border-bottom="0.99pt solid #000000" fo:border-left="0.99pt solid #000000" fo:border-right="0.99pt solid #000000" fo:border-top="2.01pt solid #000000"/>
    </style:style>
    <style:style style:name="ce74" style:family="table-cell" style:parent-style-name="Pivot_20_Table_20_Title" style:data-style-name="N0">
      <style:table-cell-properties fo:border-bottom="2.01pt solid #000000" fo:border-left="none" fo:border-right="0.99pt solid #000000" fo:border-top="0.99pt solid #000000"/>
    </style:style>
    <style:style style:name="ce75" style:family="table-cell" style:parent-style-name="Pivot_20_Table_20_Corner">
      <style:table-cell-properties fo:border-bottom="0.99pt solid #000000" fo:border-left="0.99pt solid #000000" fo:border-right="2.01pt solid #000000" fo:border-top="2.01pt solid #000000"/>
    </style:style>
    <style:style style:name="ce76" style:family="table-cell" style:parent-style-name="Pivot_20_Table_20_Result">
      <style:table-cell-properties fo:border-bottom="2.01pt solid #000000" fo:border-left="0.99pt solid #000000" fo:border-right="2.01pt solid #000000" fo:border-top="0.99pt solid #000000"/>
    </style:style>
    <style:style style:name="ce111" style:family="table-cell" style:parent-style-name="Default">
      <style:text-properties fo:color="#c9211e" style:font-name="Linux Libertine G" fo:font-size="12pt" fo:font-weight="bold" style:font-name-asian="Linux Libertine G" style:font-size-asian="12pt" style:font-weight-asian="bold" style:font-name-complex="Linux Libertine G" style:font-size-complex="12pt" style:font-weight-complex="bold"/>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ext-properties style:font-name="Arial"/>
    </style:style>
    <style:style style:name="ce80" style:family="table-cell" style:parent-style-name="Default" style:data-style-name="N100"/>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54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81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4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9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思源黑體" fo:font-size="10pt" fo:font-weight="normal" style:text-underline-style="none" style:text-underline-color="font-color" style:text-line-through-type="none" fo:font-style="normal" style:text-outline="false" fo:text-shadow="none" style:text-position="0% 100%" style:font-name-complex="思源黑體" style:font-size-asian="10pt" style:font-size-complex="10pt" style:font-weight-asian="normal" style:font-weight-complex="normal" style:font-style-asian="normal" style:font-style-complex="normal"/>
    </style:style>
    <style:style style:name="T3"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1" style:font-name-complex="Arial1"/>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稅籍編號+統編'.$A:.$A])" table:allow-empty-cell="true" table:display-list="unsorted" table:base-cell-address="輸入進項發票.B1">
          <table:error-message table:message-type="stop" table:display="true"/>
        </table:content-validation>
        <table:content-validation table:name="val2" table:condition="of:cell-content-is-in-list([$格式代號.$A:.$A])" table:allow-empty-cell="true" table:display-list="unsorted" table:base-cell-address="輸入進項發票.B8">
          <table:error-message table:message-type="stop" table:display="true"/>
        </table:content-validation>
        <table:content-validation table:name="val3" table:condition="of:cell-content-is-in-list(&quot;114&quot;;&quot;115&quot;;&quot;116&quot;;&quot;117&quot;;&quot;118&quot;;&quot;119&quot;;&quot;120&quot;;&quot;121&quot;;&quot;122&quot;;&quot;123&quot;;&quot;124&quot;;&quot;125&quot;;&quot;126&quot;;&quot;127&quot;;&quot;128&quot;;&quot;129&quot;;&quot;130&quot;;&quot;131&quot;;&quot;132&quot;;&quot;133&quot;;&quot;134&quot;)" table:allow-empty-cell="true" table:display-list="unsorted" table:base-cell-address="輸入進項發票.C8"/>
        <table:content-validation table:name="val4" table:condition="of:cell-content-is-in-list(&quot;01&quot;;&quot;02&quot;;&quot;03&quot;;&quot;04&quot;;&quot;05&quot;;&quot;06&quot;;&quot;07&quot;;&quot;08&quot;;&quot;09&quot;;&quot;10&quot;;&quot;11&quot;;&quot;12&quot;)" table:allow-empty-cell="true" table:display-list="unsorted" table:base-cell-address="輸入進項發票.D8">
          <table:error-message table:message-type="stop" table:display="true"/>
        </table:content-validation>
        <table:content-validation table:name="val5" table:base-cell-address="輸入進項發票.E8">
          <table:help-message table:display="true">
            <text:p>須為8位數字</text:p>
          </table:help-message>
        </table:content-validation>
        <table:content-validation table:name="val6" table:base-cell-address="輸入進項發票.I4">
          <table:error-message table:message-type="warning" table:display="true"/>
        </table:content-validation>
        <table:content-validation table:name="val7" table:condition="of:cell-content-is-in-list([$課稅別.$A:.$A])" table:allow-empty-cell="true" table:display-list="unsorted" table:base-cell-address="輸入進項發票.J8">
          <table:error-message table:message-type="stop" table:display="true"/>
        </table:content-validation>
        <table:content-validation table:name="val8" table:condition="of:cell-content-is-in-list([$扣抵代號.$A:.$A])" table:allow-empty-cell="true" table:display-list="unsorted" table:base-cell-address="輸入進項發票.K8">
          <table:error-message table:message-type="stop" table:display="true"/>
        </table:content-validation>
        <table:content-validation table:name="val9" table:base-cell-address="輸入進項發票.L1">
          <table:error-message table:message-type="stop" table:display="true"/>
        </table:content-validation>
      </table:content-validations>
      <table:table table:name="輸入進項發票" table:style-name="ta8">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29"/>
        <table:table-column table:style-name="co18" table:default-cell-style-name="Default"/>
        <table:table-column table:style-name="co19" table:default-cell-style-name="Default"/>
        <table:table-column table:style-name="co20" table:default-cell-style-name="ce44"/>
        <table:table-column table:style-name="co21" table:default-cell-style-name="ce46"/>
        <table:table-column table:style-name="co14" table:default-cell-style-name="Default"/>
        <table:table-column table:style-name="co15" table:number-columns-repeated="10" table:default-cell-style-name="Default"/>
        <table:table-column table:style-name="co16" table:number-columns-repeated="1001" table:default-cell-style-name="Default"/>
        <table:table-row table:style-name="ro6">
          <table:table-cell table:style-name="ce8" office:value-type="string" calcext:value-type="string">
            <text:p>店名</text:p>
          </table:table-cell>
          <table:table-cell table:style-name="ce32" table:content-validation-name="val1"/>
          <table:table-cell table:style-name="ce17" office:value-type="string" calcext:value-type="string">
            <text:p>←記得選填自己的單位</text:p>
          </table:table-cell>
          <table:table-cell table:number-columns-repeated="5"/>
          <table:table-cell table:style-name="Default" table:content-validation-name="val6"/>
          <table:table-cell table:number-columns-repeated="2"/>
          <table:table-cell table:style-name="ce41" table:content-validation-name="val9"/>
          <table:table-cell table:number-columns-repeated="1013"/>
        </table:table-row>
        <table:table-row table:style-name="ro6">
          <table:table-cell table:style-name="ce8" office:value-type="string" calcext:value-type="string">
            <text:p><text:span text:style-name="T2">稅籍編號</text:span><text:span text:style-name="T3">(9)</text:span></text:p>
          </table:table-cell>
          <table:table-cell table:style-name="ce20" table:formula="of:=IF([.B1]&lt;&gt;0; VLOOKUP([.$B$1];[$'稅籍編號+統編'.A:.C];2;FALSE());&quot;&quot;)">
            <text:p/>
          </table:table-cell>
          <table:table-cell table:number-columns-repeated="6"/>
          <table:table-cell table:style-name="Default" table:content-validation-name="val6"/>
          <table:table-cell table:number-columns-repeated="2"/>
          <table:table-cell table:style-name="ce41" table:content-validation-name="val9"/>
          <table:table-cell table:number-columns-repeated="1013"/>
        </table:table-row>
        <table:table-row table:style-name="ro6">
          <table:table-cell table:style-name="ce8" office:value-type="string" calcext:value-type="string">
            <text:p><text:span text:style-name="T2">買受人統編</text:span><text:span text:style-name="T3">(8)</text:span></text:p>
          </table:table-cell>
          <table:table-cell table:style-name="ce20" table:formula="of:=IF([.B1]&lt;&gt;0; VLOOKUP([.$B$1];[$'稅籍編號+統編'.A:.C];3;FALSE());&quot;&quot;)">
            <text:p/>
          </table:table-cell>
          <table:table-cell table:number-columns-repeated="6"/>
          <table:table-cell table:style-name="Default" table:content-validation-name="val6"/>
          <table:table-cell table:number-columns-repeated="2"/>
          <table:table-cell table:style-name="ce41" table:content-validation-name="val9"/>
          <table:table-cell table:number-columns-repeated="1013"/>
        </table:table-row>
        <table:table-row table:style-name="ro2">
          <table:table-cell table:number-columns-repeated="8"/>
          <table:table-cell table:style-name="Default"/>
          <table:table-cell table:number-columns-repeated="2"/>
          <table:table-cell table:style-name="ce41" table:content-validation-name="val9"/>
          <table:table-cell table:number-columns-repeated="1013"/>
        </table:table-row>
        <table:table-row table:style-name="ro2">
          <table:table-cell table:style-name="ce4" office:value-type="string" calcext:value-type="string">
            <text:p>↓灰底格子含公式，請勿編輯!</text:p>
          </table:table-cell>
          <table:table-cell table:number-columns-repeated="5"/>
          <table:table-cell table:style-name="ce23" office:value-type="string" calcext:value-type="string">
            <text:p>張數總計</text:p>
          </table:table-cell>
          <table:table-cell table:style-name="ce23" office:value-type="string" calcext:value-type="string">
            <text:p>銷售金額總計</text:p>
          </table:table-cell>
          <table:table-cell table:style-name="ce23" office:value-type="string" calcext:value-type="string">
            <text:p>營業稅額總計</text:p>
          </table:table-cell>
          <table:table-cell table:number-columns-repeated="2"/>
          <table:table-cell table:style-name="ce4" office:value-type="string" calcext:value-type="string">
            <text:p>↓灰底格子含公式，請勿編輯!</text:p>
          </table:table-cell>
          <table:table-cell table:number-columns-repeated="1013"/>
        </table:table-row>
        <table:table-row table:style-name="ro2">
          <table:table-cell table:style-name="ce9"/>
          <table:table-cell table:number-columns-repeated="5"/>
          <table:table-cell table:style-name="ce24" table:formula="of:=COUNT([.A8:.A500])" office:value-type="float" office:value="0" calcext:value-type="float">
            <text:p>0</text:p>
          </table:table-cell>
          <table:table-cell table:style-name="ce25" table:formula="of:=SUM([.H8:.H500])" office:value-type="float" office:value="0" calcext:value-type="float">
            <text:p>0</text:p>
          </table:table-cell>
          <table:table-cell table:style-name="ce25" table:formula="of:=SUM([.I8:.I500])" office:value-type="float" office:value="0" calcext:value-type="float">
            <text:p>0</text:p>
          </table:table-cell>
          <table:table-cell table:number-columns-repeated="2"/>
          <table:table-cell table:style-name="ce9"/>
          <table:table-cell table:number-columns-repeated="1013"/>
        </table:table-row>
        <table:table-row table:style-name="ro2">
          <table:table-cell table:style-name="ce2" office:value-type="string" calcext:value-type="string">
            <text:p><text:span text:style-name="T2">流水號</text:span><text:span text:style-name="T3">(7)</text:span></text:p>
          </table:table-cell>
          <table:table-cell table:style-name="ce5" office:value-type="string" calcext:value-type="string">
            <text:p><text:span text:style-name="T2">格式代號</text:span><text:span text:style-name="T3">(2)</text:span></text:p>
          </table:table-cell>
          <table:table-cell table:style-name="ce5" office:value-type="string" calcext:value-type="string">
            <text:p><text:span text:style-name="T2">年</text:span><text:span text:style-name="T3">(3)</text:span></text:p>
          </table:table-cell>
          <table:table-cell table:style-name="ce5" office:value-type="string" calcext:value-type="string">
            <text:p><text:span text:style-name="T2">月</text:span><text:span text:style-name="T3">(2)</text:span></text:p>
          </table:table-cell>
          <table:table-cell table:style-name="ce5" office:value-type="string" calcext:value-type="string">
            <text:p><text:span text:style-name="T2">銷售人統編</text:span><text:span text:style-name="T3">(8)</text:span></text:p>
          </table:table-cell>
          <table:table-cell table:style-name="ce5" office:value-type="string" calcext:value-type="string">
            <text:p>發票字軌(2-4)</text:p>
          </table:table-cell>
          <table:table-cell table:style-name="ce5" office:value-type="string" calcext:value-type="string">
            <text:p>發票號碼(6-8)</text:p>
          </table:table-cell>
          <table:table-cell table:style-name="ce5" office:value-type="string" calcext:value-type="string">
            <office:annotation draw:style-name="gr1" draw:text-style-name="P2" svg:width="7.865cm" svg:height="0.741cm" svg:x="18.629cm" svg:y="3.492cm" draw:caption-point-x="-0.407cm" draw:caption-point-y="-0.704cm">
              <dc:date>2026-01-16T00:00:00</dc:date>
              <text:p text:style-name="P1"><text:span text:style-name="T1">未稅金額</text:span></text:p>
            </office:annotation>
            <text:p>銷售金額(12)</text:p>
          </table:table-cell>
          <table:table-cell table:style-name="ce5" office:value-type="string" calcext:value-type="string">
            <office:annotation draw:style-name="gr2" draw:text-style-name="P2" svg:width="7.964cm" svg:height="1.011cm" svg:x="20.783cm" svg:y="3.357cm" draw:caption-point-x="-0.406cm" draw:caption-point-y="-0.569cm">
              <dc:date>2026-01-16T00:00:00</dc:date>
              <text:p text:style-name="P1"><text:span text:style-name="T1">稅額</text:span><text:span text:style-name="T1">=</text:span><text:span text:style-name="T1">銷售金額</text:span><text:span text:style-name="T1">(</text:span><text:span text:style-name="T1">未稅</text:span><text:span text:style-name="T1">)*0.05</text:span><text:span text:style-name="T1"><text:line-break/></text:span><text:span text:style-name="T1">有差額會顯示紅底警告</text:span></text:p>
            </office:annotation>
            <text:p><text:span text:style-name="T2">營業稅額</text:span><text:span text:style-name="T3">(10)</text:span></text:p>
          </table:table-cell>
          <table:table-cell table:style-name="ce5" office:value-type="string" calcext:value-type="string">
            <office:annotation draw:style-name="gr3" draw:text-style-name="P2" svg:width="8.038cm" svg:height="2.54cm" svg:x="22.596cm" svg:y="3.492cm" draw:caption-point-x="-0.407cm" draw:caption-point-y="-0.704cm">
              <dc:date>2026-01-16T00:00:00</dc:date>
              <text:p text:style-name="P1"><text:span text:style-name="T1">1</text:span><text:span text:style-name="T1"><text:tab/></text:span><text:span text:style-name="T1">應稅</text:span></text:p>
              <text:p text:style-name="P1"><text:span text:style-name="T1">2</text:span><text:span text:style-name="T1"><text:tab/></text:span><text:span text:style-name="T1">零稅率</text:span></text:p>
              <text:p text:style-name="P1"><text:span text:style-name="T1">3</text:span><text:span text:style-name="T1"><text:tab/></text:span><text:span text:style-name="T1">免稅</text:span></text:p>
              <text:p text:style-name="P1"><text:span text:style-name="T1">F</text:span><text:span text:style-name="T1"><text:tab/></text:span><text:span text:style-name="T1">作廢發票</text:span></text:p>
              <text:p text:style-name="P1"><text:span text:style-name="T1">D</text:span><text:span text:style-name="T1"><text:tab/></text:span><text:span text:style-name="T1">空白未使用之統一發票</text:span></text:p>
            </office:annotation>
            <text:p><text:span text:style-name="T2">課稅別</text:span><text:span text:style-name="T3">(1)</text:span></text:p>
          </table:table-cell>
          <table:table-cell table:style-name="ce5" office:value-type="string" calcext:value-type="string">
            <office:annotation draw:style-name="gr4" draw:text-style-name="P2" svg:width="7.891cm" svg:height="2.09cm" svg:x="24.769cm" svg:y="3.492cm" draw:caption-point-x="-0.407cm" draw:caption-point-y="-0.704cm">
              <dc:date>2026-01-16T00:00:00</dc:date>
              <text:p text:style-name="P1"><text:span text:style-name="T1">1</text:span><text:span text:style-name="T1"><text:tab/></text:span><text:span text:style-name="T1">進項可扣抵之進貨及費用</text:span></text:p>
              <text:p text:style-name="P1"><text:span text:style-name="T1">2</text:span><text:span text:style-name="T1"><text:tab/></text:span><text:span text:style-name="T1">進項可扣抵之固定資產</text:span></text:p>
              <text:p text:style-name="P1"><text:span text:style-name="T1">3</text:span><text:span text:style-name="T1"><text:tab/></text:span><text:span text:style-name="T1">進項不可扣抵之進貨及費用</text:span></text:p>
              <text:p text:style-name="P1"><text:span text:style-name="T1">4</text:span><text:span text:style-name="T1"><text:tab/></text:span><text:span text:style-name="T1">進項不可扣抵之固定資產</text:span></text:p>
            </office:annotation>
            <text:p><text:span text:style-name="T2">扣抵代號</text:span><text:span text:style-name="T3">(1)</text:span></text:p>
          </table:table-cell>
          <table:table-cell table:style-name="ce42" table:content-validation-name="val9" office:value-type="string" calcext:value-type="string">
            <office:annotation draw:style-name="gr5" draw:text-style-name="P3" svg:width="2.899cm" svg:height="1.799cm" svg:x="26.838cm" svg:y="1.278cm" draw:caption-point-x="-0.61cm" draw:caption-point-y="1.51cm">
              <dc:date>2026-01-28T00:00:00</dc:date>
              <text:p text:style-name="P1"><text:span text:style-name="T1">銷售金額</text:span><text:span text:style-name="T1">*0.05</text:span></text:p>
            </office:annotation>
            <text:p>未稅核對</text:p>
          </table:table-cell>
          <table:table-cell table:style-name="ce47" office:value-type="string" calcext:value-type="string">
            <office:annotation draw:style-name="gr5" draw:text-style-name="P3" svg:width="2.899cm" svg:height="1.799cm" svg:x="28.769cm" svg:y="1.278cm" draw:caption-point-x="-0.61cm" draw:caption-point-y="1.51cm">
              <dc:date>2026-01-28T00:00:00</dc:date>
              <text:p text:style-name="P1"><text:span text:style-name="T1">若無資料</text:span></text:p>
              <text:p text:style-name="P1"><text:span text:style-name="T1">請至分頁</text:span></text:p>
              <text:p text:style-name="P1"><text:span text:style-name="T1">"</text:span><text:span text:style-name="T1">統編資料</text:span><text:span text:style-name="T1">"</text:span><text:span text:style-name="T1">新增</text:span></text:p>
            </office:annotation>
            <text:p>廠商</text:p>
          </table:table-cell>
          <table:table-cell table:number-columns-repeated="1012"/>
        </table:table-row>
        <table:table-row table:style-name="ro2">
          <table:table-cell table:style-name="ce3" table:number-matrix-columns-spanned="1" table:number-matrix-rows-spanned="493" table:formula="of:=IF([.B8:.B500]&lt;&gt;0; ROW([.B8:.B500])-7; &quot;&quot;)">
            <text:p/>
          </table:table-cell>
          <table:table-cell table:style-name="ce36" table:content-validation-name="val2"/>
          <table:table-cell table:style-name="ce36" table:content-validation-name="val3"/>
          <table:table-cell table:style-name="ce7" table:content-validation-name="val4"/>
          <table:table-cell table:style-name="ce40" table:content-validation-name="val5"/>
          <table:table-cell table:style-name="ce6"/>
          <table:table-cell table:style-name="ce40"/>
          <table:table-cell table:style-name="ce26"/>
          <table:table-cell table:style-name="ce27" table:content-validation-name="val6"/>
          <table:table-cell table:style-name="ce36" table:content-validation-name="val7"/>
          <table:table-cell table:style-name="ce36" table:content-validation-name="val8"/>
          <table:table-cell table:style-name="ce43" table:content-validation-name="val9" table:formula="of:=IF([.H8]&gt;0;[.H8]*0.05;&quot;&quot;)">
            <text:p/>
          </table:table-cell>
          <table:table-cell table:style-name="ce47" table:formula="of:=IFERROR(VLOOKUP([.E8];[$統編資料.A:.B];2;0);&quot;&quot;)">
            <text:p/>
          </table:table-cell>
          <table:table-cell table:number-columns-repeated="1012"/>
        </table:table-row>
        <table:table-row table:style-name="ro2">
          <table:table-cell table:style-name="ce3">
            <text:p/>
          </table:table-cell>
          <table:table-cell table:style-name="ce36" table:content-validation-name="val2"/>
          <table:table-cell table:style-name="ce36" table:content-validation-name="val3"/>
          <table:table-cell table:style-name="ce7" table:content-validation-name="val4"/>
          <table:table-cell table:style-name="ce40" table:content-validation-name="val5"/>
          <table:table-cell table:style-name="ce6"/>
          <table:table-cell table:style-name="ce40"/>
          <table:table-cell table:style-name="ce26"/>
          <table:table-cell table:style-name="ce27" table:content-validation-name="val6"/>
          <table:table-cell table:style-name="ce36" table:content-validation-name="val7" table:number-columns-repeated="2"/>
          <table:table-cell table:style-name="ce43" table:content-validation-name="val9" table:formula="of:=IF([.H9]&gt;0;[.H9]*0.05;&quot;&quot;)">
            <text:p/>
          </table:table-cell>
          <table:table-cell table:style-name="ce47" table:formula="of:=IFERROR(VLOOKUP([.E9];[$統編資料.A:.B];2;0);&quot;&quot;)">
            <text:p/>
          </table:table-cell>
          <table:table-cell table:number-columns-repeated="1012"/>
        </table:table-row>
        <table:table-row table:style-name="ro2">
          <table:table-cell table:style-name="ce3">
            <text:p/>
          </table:table-cell>
          <table:table-cell table:style-name="ce36" table:content-validation-name="val2"/>
          <table:table-cell table:style-name="ce36" table:content-validation-name="val3"/>
          <table:table-cell table:style-name="ce7" table:content-validation-name="val4"/>
          <table:table-cell table:style-name="ce40" table:content-validation-name="val5"/>
          <table:table-cell table:style-name="ce6"/>
          <table:table-cell table:style-name="ce40"/>
          <table:table-cell table:style-name="ce26"/>
          <table:table-cell table:style-name="ce28" table:content-validation-name="val6"/>
          <table:table-cell table:style-name="ce36" table:content-validation-name="val7" table:number-columns-repeated="2"/>
          <table:table-cell table:style-name="ce43" table:content-validation-name="val9" table:formula="of:=IF([.H10]&gt;0;[.H10]*0.05;&quot;&quot;)">
            <text:p/>
          </table:table-cell>
          <table:table-cell table:style-name="ce47" table:formula="of:=IFERROR(VLOOKUP([.E1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0" table:content-validation-name="val5"/>
          <table:table-cell table:style-name="ce19"/>
          <table:table-cell table:style-name="ce40"/>
          <table:table-cell table:style-name="ce26"/>
          <table:table-cell table:style-name="ce27" table:content-validation-name="val6"/>
          <table:table-cell table:style-name="ce36" table:content-validation-name="val7" table:number-columns-repeated="2"/>
          <table:table-cell table:style-name="ce43" table:content-validation-name="val9" table:formula="of:=IF([.H11]&gt;0;[.H11]*0.05;&quot;&quot;)">
            <text:p/>
          </table:table-cell>
          <table:table-cell table:style-name="ce47" table:formula="of:=IFERROR(VLOOKUP([.E11];[$統編資料.A:.B];2;0);&quot;&quot;)">
            <text:p/>
          </table:table-cell>
          <table:table-cell table:number-columns-repeated="1012"/>
        </table:table-row>
        <table:table-row table:style-name="ro2">
          <table:table-cell table:style-name="ce3">
            <text:p/>
          </table:table-cell>
          <table:table-cell table:style-name="ce36" table:content-validation-name="val2"/>
          <table:table-cell table:style-name="ce36" table:content-validation-name="val3"/>
          <table:table-cell table:style-name="ce7" table:content-validation-name="val4"/>
          <table:table-cell table:style-name="ce40" table:content-validation-name="val5"/>
          <table:table-cell table:style-name="ce6"/>
          <table:table-cell table:style-name="ce40"/>
          <table:table-cell table:style-name="ce26"/>
          <table:table-cell table:style-name="ce27" table:content-validation-name="val6"/>
          <table:table-cell table:style-name="ce36" table:content-validation-name="val7" table:number-columns-repeated="2"/>
          <table:table-cell table:style-name="ce43" table:content-validation-name="val9" table:formula="of:=IF([.H12]&gt;0;[.H12]*0.05;&quot;&quot;)">
            <text:p/>
          </table:table-cell>
          <table:table-cell table:style-name="ce47" table:formula="of:=IFERROR(VLOOKUP([.E12];[$統編資料.A:.B];2;0);&quot;&quot;)">
            <text:p/>
          </table:table-cell>
          <table:table-cell table:number-columns-repeated="1012"/>
        </table:table-row>
        <table:table-row table:style-name="ro2">
          <table:table-cell table:style-name="ce3">
            <text:p/>
          </table:table-cell>
          <table:table-cell table:style-name="ce36" table:content-validation-name="val2"/>
          <table:table-cell table:style-name="ce36" table:content-validation-name="val3"/>
          <table:table-cell table:style-name="ce7" table:content-validation-name="val4"/>
          <table:table-cell table:style-name="ce40" table:content-validation-name="val5"/>
          <table:table-cell table:style-name="ce6"/>
          <table:table-cell table:style-name="ce40"/>
          <table:table-cell table:style-name="ce26"/>
          <table:table-cell table:style-name="ce27" table:content-validation-name="val6"/>
          <table:table-cell table:style-name="ce36" table:content-validation-name="val7" table:number-columns-repeated="2"/>
          <table:table-cell table:style-name="ce43" table:content-validation-name="val9" table:formula="of:=IF([.H13]&gt;0;[.H13]*0.05;&quot;&quot;)">
            <text:p/>
          </table:table-cell>
          <table:table-cell table:style-name="ce47" table:formula="of:=IFERROR(VLOOKUP([.E13];[$統編資料.A:.B];2;0);&quot;&quot;)">
            <text:p/>
          </table:table-cell>
          <table:table-cell table:number-columns-repeated="1012"/>
        </table:table-row>
        <table:table-row table:style-name="ro2">
          <table:table-cell table:style-name="ce3">
            <text:p/>
          </table:table-cell>
          <table:table-cell table:style-name="ce36" table:content-validation-name="val2"/>
          <table:table-cell table:style-name="ce36" table:content-validation-name="val3"/>
          <table:table-cell table:style-name="ce7" table:content-validation-name="val4"/>
          <table:table-cell table:style-name="ce40" table:content-validation-name="val5"/>
          <table:table-cell table:style-name="ce6"/>
          <table:table-cell table:style-name="ce40"/>
          <table:table-cell table:style-name="ce26"/>
          <table:table-cell table:style-name="ce28" table:content-validation-name="val6"/>
          <table:table-cell table:style-name="ce36" table:content-validation-name="val7" table:number-columns-repeated="2"/>
          <table:table-cell table:style-name="ce43" table:content-validation-name="val9" table:formula="of:=IF([.H14]&gt;0;[.H14]*0.05;&quot;&quot;)">
            <text:p/>
          </table:table-cell>
          <table:table-cell table:style-name="ce47" table:formula="of:=IFERROR(VLOOKUP([.E1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0" table:content-validation-name="val5"/>
          <table:table-cell table:style-name="ce19"/>
          <table:table-cell table:style-name="ce40"/>
          <table:table-cell table:style-name="ce26"/>
          <table:table-cell table:style-name="ce27" table:content-validation-name="val6"/>
          <table:table-cell table:style-name="ce36" table:content-validation-name="val7" table:number-columns-repeated="2"/>
          <table:table-cell table:style-name="ce43" table:content-validation-name="val9" table:formula="of:=IF([.H15]&gt;0;[.H15]*0.05;&quot;&quot;)">
            <text:p/>
          </table:table-cell>
          <table:table-cell table:style-name="ce47" table:formula="of:=IFERROR(VLOOKUP([.E15];[$統編資料.A:.B];2;0);&quot;&quot;)">
            <text:p/>
          </table:table-cell>
          <table:table-cell table:number-columns-repeated="1012"/>
        </table:table-row>
        <table:table-row table:style-name="ro2">
          <table:table-cell table:style-name="ce3">
            <text:p/>
          </table:table-cell>
          <table:table-cell table:style-name="ce36" table:content-validation-name="val2"/>
          <table:table-cell table:style-name="ce36" table:content-validation-name="val3"/>
          <table:table-cell table:style-name="ce7" table:content-validation-name="val4"/>
          <table:table-cell table:style-name="ce40" table:content-validation-name="val5"/>
          <table:table-cell table:style-name="ce6"/>
          <table:table-cell table:style-name="ce40"/>
          <table:table-cell table:style-name="ce26"/>
          <table:table-cell table:style-name="ce27" table:content-validation-name="val6"/>
          <table:table-cell table:style-name="ce36" table:content-validation-name="val7" table:number-columns-repeated="2"/>
          <table:table-cell table:style-name="ce43" table:content-validation-name="val9" table:formula="of:=IF([.H16]&gt;0;[.H16]*0.05;&quot;&quot;)">
            <text:p/>
          </table:table-cell>
          <table:table-cell table:style-name="ce47" table:formula="of:=IFERROR(VLOOKUP([.E16];[$統編資料.A:.B];2;0);&quot;&quot;)">
            <text:p/>
          </table:table-cell>
          <table:table-cell table:number-columns-repeated="1012"/>
        </table:table-row>
        <table:table-row table:style-name="ro2">
          <table:table-cell table:style-name="ce3">
            <text:p/>
          </table:table-cell>
          <table:table-cell table:style-name="ce36" table:content-validation-name="val2"/>
          <table:table-cell table:style-name="ce36" table:content-validation-name="val3"/>
          <table:table-cell table:style-name="ce7" table:content-validation-name="val4"/>
          <table:table-cell table:style-name="ce40" table:content-validation-name="val5"/>
          <table:table-cell table:style-name="ce6"/>
          <table:table-cell table:style-name="ce40"/>
          <table:table-cell table:style-name="ce26"/>
          <table:table-cell table:style-name="ce27" table:content-validation-name="val6"/>
          <table:table-cell table:style-name="ce36" table:content-validation-name="val7" table:number-columns-repeated="2"/>
          <table:table-cell table:style-name="ce43" table:content-validation-name="val9" table:formula="of:=IF([.H17]&gt;0;[.H17]*0.05;&quot;&quot;)">
            <text:p/>
          </table:table-cell>
          <table:table-cell table:style-name="ce47" table:formula="of:=IFERROR(VLOOKUP([.E17];[$統編資料.A:.B];2;0);&quot;&quot;)">
            <text:p/>
          </table:table-cell>
          <table:table-cell table:number-columns-repeated="1012"/>
        </table:table-row>
        <table:table-row table:style-name="ro2">
          <table:table-cell table:style-name="ce3">
            <text:p/>
          </table:table-cell>
          <table:table-cell table:style-name="ce36" table:content-validation-name="val2"/>
          <table:table-cell table:style-name="ce36" table:content-validation-name="val3"/>
          <table:table-cell table:style-name="ce7" table:content-validation-name="val4"/>
          <table:table-cell table:style-name="ce40" table:content-validation-name="val5"/>
          <table:table-cell table:style-name="ce6"/>
          <table:table-cell table:style-name="ce40"/>
          <table:table-cell table:style-name="ce26"/>
          <table:table-cell table:style-name="ce28" table:content-validation-name="val6"/>
          <table:table-cell table:style-name="ce36" table:content-validation-name="val7" table:number-columns-repeated="2"/>
          <table:table-cell table:style-name="ce43" table:content-validation-name="val9" table:formula="of:=IF([.H18]&gt;0;[.H18]*0.05;&quot;&quot;)">
            <text:p/>
          </table:table-cell>
          <table:table-cell table:style-name="ce47" table:formula="of:=IFERROR(VLOOKUP([.E1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19]&gt;0;[.H19]*0.05;&quot;&quot;)">
            <text:p/>
          </table:table-cell>
          <table:table-cell table:style-name="ce47" table:formula="of:=IFERROR(VLOOKUP([.E1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0]&gt;0;[.H20]*0.05;&quot;&quot;)">
            <text:p/>
          </table:table-cell>
          <table:table-cell table:style-name="ce47" table:formula="of:=IFERROR(VLOOKUP([.E2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1]&gt;0;[.H21]*0.05;&quot;&quot;)">
            <text:p/>
          </table:table-cell>
          <table:table-cell table:style-name="ce47" table:formula="of:=IFERROR(VLOOKUP([.E2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2]&gt;0;[.H22]*0.05;&quot;&quot;)">
            <text:p/>
          </table:table-cell>
          <table:table-cell table:style-name="ce47" table:formula="of:=IFERROR(VLOOKUP([.E2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3]&gt;0;[.H23]*0.05;&quot;&quot;)">
            <text:p/>
          </table:table-cell>
          <table:table-cell table:style-name="ce47" table:formula="of:=IFERROR(VLOOKUP([.E2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4]&gt;0;[.H24]*0.05;&quot;&quot;)">
            <text:p/>
          </table:table-cell>
          <table:table-cell table:style-name="ce47" table:formula="of:=IFERROR(VLOOKUP([.E2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5]&gt;0;[.H25]*0.05;&quot;&quot;)">
            <text:p/>
          </table:table-cell>
          <table:table-cell table:style-name="ce47" table:formula="of:=IFERROR(VLOOKUP([.E2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6]&gt;0;[.H26]*0.05;&quot;&quot;)">
            <text:p/>
          </table:table-cell>
          <table:table-cell table:style-name="ce47" table:formula="of:=IFERROR(VLOOKUP([.E2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7]&gt;0;[.H27]*0.05;&quot;&quot;)">
            <text:p/>
          </table:table-cell>
          <table:table-cell table:style-name="ce47" table:formula="of:=IFERROR(VLOOKUP([.E2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8]&gt;0;[.H28]*0.05;&quot;&quot;)">
            <text:p/>
          </table:table-cell>
          <table:table-cell table:style-name="ce47" table:formula="of:=IFERROR(VLOOKUP([.E2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29]&gt;0;[.H29]*0.05;&quot;&quot;)">
            <text:p/>
          </table:table-cell>
          <table:table-cell table:style-name="ce47" table:formula="of:=IFERROR(VLOOKUP([.E2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30]&gt;0;[.H30]*0.05;&quot;&quot;)">
            <text:p/>
          </table:table-cell>
          <table:table-cell table:style-name="ce47" table:formula="of:=IFERROR(VLOOKUP([.E3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31]&gt;0;[.H31]*0.05;&quot;&quot;)">
            <text:p/>
          </table:table-cell>
          <table:table-cell table:style-name="ce47" table:formula="of:=IFERROR(VLOOKUP([.E3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32]&gt;0;[.H32]*0.05;&quot;&quot;)">
            <text:p/>
          </table:table-cell>
          <table:table-cell table:style-name="ce47" table:formula="of:=IFERROR(VLOOKUP([.E3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33]&gt;0;[.H33]*0.05;&quot;&quot;)">
            <text:p/>
          </table:table-cell>
          <table:table-cell table:style-name="ce47" table:formula="of:=IFERROR(VLOOKUP([.E3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34]&gt;0;[.H34]*0.05;&quot;&quot;)">
            <text:p/>
          </table:table-cell>
          <table:table-cell table:style-name="ce47" table:formula="of:=IFERROR(VLOOKUP([.E3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6"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6" table:content-validation-name="val7" table:number-columns-repeated="2"/>
          <table:table-cell table:style-name="ce43" table:content-validation-name="val9" table:formula="of:=IF([.H35]&gt;0;[.H35]*0.05;&quot;&quot;)">
            <text:p/>
          </table:table-cell>
          <table:table-cell table:style-name="ce47" table:formula="of:=IFERROR(VLOOKUP([.E3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gt;0;[.H36]*0.05;&quot;&quot;)">
            <text:p/>
          </table:table-cell>
          <table:table-cell table:style-name="ce47" table:formula="of:=IFERROR(VLOOKUP([.E3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gt;0;[.H37]*0.05;&quot;&quot;)">
            <text:p/>
          </table:table-cell>
          <table:table-cell table:style-name="ce47" table:formula="of:=IFERROR(VLOOKUP([.E3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gt;0;[.H38]*0.05;&quot;&quot;)">
            <text:p/>
          </table:table-cell>
          <table:table-cell table:style-name="ce47" table:formula="of:=IFERROR(VLOOKUP([.E3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gt;0;[.H39]*0.05;&quot;&quot;)">
            <text:p/>
          </table:table-cell>
          <table:table-cell table:style-name="ce47" table:formula="of:=IFERROR(VLOOKUP([.E3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gt;0;[.H40]*0.05;&quot;&quot;)">
            <text:p/>
          </table:table-cell>
          <table:table-cell table:style-name="ce47" table:formula="of:=IFERROR(VLOOKUP([.E4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gt;0;[.H41]*0.05;&quot;&quot;)">
            <text:p/>
          </table:table-cell>
          <table:table-cell table:style-name="ce47" table:formula="of:=IFERROR(VLOOKUP([.E4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gt;0;[.H42]*0.05;&quot;&quot;)">
            <text:p/>
          </table:table-cell>
          <table:table-cell table:style-name="ce47" table:formula="of:=IFERROR(VLOOKUP([.E4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gt;0;[.H43]*0.05;&quot;&quot;)">
            <text:p/>
          </table:table-cell>
          <table:table-cell table:style-name="ce47" table:formula="of:=IFERROR(VLOOKUP([.E4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gt;0;[.H44]*0.05;&quot;&quot;)">
            <text:p/>
          </table:table-cell>
          <table:table-cell table:style-name="ce47" table:formula="of:=IFERROR(VLOOKUP([.E4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gt;0;[.H45]*0.05;&quot;&quot;)">
            <text:p/>
          </table:table-cell>
          <table:table-cell table:style-name="ce47" table:formula="of:=IFERROR(VLOOKUP([.E4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gt;0;[.H46]*0.05;&quot;&quot;)">
            <text:p/>
          </table:table-cell>
          <table:table-cell table:style-name="ce47" table:formula="of:=IFERROR(VLOOKUP([.E4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gt;0;[.H47]*0.05;&quot;&quot;)">
            <text:p/>
          </table:table-cell>
          <table:table-cell table:style-name="ce47" table:formula="of:=IFERROR(VLOOKUP([.E4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gt;0;[.H48]*0.05;&quot;&quot;)">
            <text:p/>
          </table:table-cell>
          <table:table-cell table:style-name="ce47" table:formula="of:=IFERROR(VLOOKUP([.E4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gt;0;[.H49]*0.05;&quot;&quot;)">
            <text:p/>
          </table:table-cell>
          <table:table-cell table:style-name="ce47" table:formula="of:=IFERROR(VLOOKUP([.E4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0]&gt;0;[.H50]*0.05;&quot;&quot;)">
            <text:p/>
          </table:table-cell>
          <table:table-cell table:style-name="ce47" table:formula="of:=IFERROR(VLOOKUP([.E5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1]&gt;0;[.H51]*0.05;&quot;&quot;)">
            <text:p/>
          </table:table-cell>
          <table:table-cell table:style-name="ce47" table:formula="of:=IFERROR(VLOOKUP([.E5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2]&gt;0;[.H52]*0.05;&quot;&quot;)">
            <text:p/>
          </table:table-cell>
          <table:table-cell table:style-name="ce47" table:formula="of:=IFERROR(VLOOKUP([.E5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3]&gt;0;[.H53]*0.05;&quot;&quot;)">
            <text:p/>
          </table:table-cell>
          <table:table-cell table:style-name="ce47" table:formula="of:=IFERROR(VLOOKUP([.E5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4]&gt;0;[.H54]*0.05;&quot;&quot;)">
            <text:p/>
          </table:table-cell>
          <table:table-cell table:style-name="ce47" table:formula="of:=IFERROR(VLOOKUP([.E5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5]&gt;0;[.H55]*0.05;&quot;&quot;)">
            <text:p/>
          </table:table-cell>
          <table:table-cell table:style-name="ce47" table:formula="of:=IFERROR(VLOOKUP([.E5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6]&gt;0;[.H56]*0.05;&quot;&quot;)">
            <text:p/>
          </table:table-cell>
          <table:table-cell table:style-name="ce47" table:formula="of:=IFERROR(VLOOKUP([.E5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7]&gt;0;[.H57]*0.05;&quot;&quot;)">
            <text:p/>
          </table:table-cell>
          <table:table-cell table:style-name="ce47" table:formula="of:=IFERROR(VLOOKUP([.E5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8]&gt;0;[.H58]*0.05;&quot;&quot;)">
            <text:p/>
          </table:table-cell>
          <table:table-cell table:style-name="ce47" table:formula="of:=IFERROR(VLOOKUP([.E5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9]&gt;0;[.H59]*0.05;&quot;&quot;)">
            <text:p/>
          </table:table-cell>
          <table:table-cell table:style-name="ce47" table:formula="of:=IFERROR(VLOOKUP([.E5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0]&gt;0;[.H60]*0.05;&quot;&quot;)">
            <text:p/>
          </table:table-cell>
          <table:table-cell table:style-name="ce47" table:formula="of:=IFERROR(VLOOKUP([.E6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1]&gt;0;[.H61]*0.05;&quot;&quot;)">
            <text:p/>
          </table:table-cell>
          <table:table-cell table:style-name="ce47" table:formula="of:=IFERROR(VLOOKUP([.E6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2]&gt;0;[.H62]*0.05;&quot;&quot;)">
            <text:p/>
          </table:table-cell>
          <table:table-cell table:style-name="ce47" table:formula="of:=IFERROR(VLOOKUP([.E6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3]&gt;0;[.H63]*0.05;&quot;&quot;)">
            <text:p/>
          </table:table-cell>
          <table:table-cell table:style-name="ce47" table:formula="of:=IFERROR(VLOOKUP([.E6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4]&gt;0;[.H64]*0.05;&quot;&quot;)">
            <text:p/>
          </table:table-cell>
          <table:table-cell table:style-name="ce47" table:formula="of:=IFERROR(VLOOKUP([.E6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5]&gt;0;[.H65]*0.05;&quot;&quot;)">
            <text:p/>
          </table:table-cell>
          <table:table-cell table:style-name="ce47" table:formula="of:=IFERROR(VLOOKUP([.E6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6]&gt;0;[.H66]*0.05;&quot;&quot;)">
            <text:p/>
          </table:table-cell>
          <table:table-cell table:style-name="ce47" table:formula="of:=IFERROR(VLOOKUP([.E6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7]&gt;0;[.H67]*0.05;&quot;&quot;)">
            <text:p/>
          </table:table-cell>
          <table:table-cell table:style-name="ce47" table:formula="of:=IFERROR(VLOOKUP([.E6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8]&gt;0;[.H68]*0.05;&quot;&quot;)">
            <text:p/>
          </table:table-cell>
          <table:table-cell table:style-name="ce47" table:formula="of:=IFERROR(VLOOKUP([.E6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69]&gt;0;[.H69]*0.05;&quot;&quot;)">
            <text:p/>
          </table:table-cell>
          <table:table-cell table:style-name="ce47" table:formula="of:=IFERROR(VLOOKUP([.E6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0]&gt;0;[.H70]*0.05;&quot;&quot;)">
            <text:p/>
          </table:table-cell>
          <table:table-cell table:style-name="ce47" table:formula="of:=IFERROR(VLOOKUP([.E7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1]&gt;0;[.H71]*0.05;&quot;&quot;)">
            <text:p/>
          </table:table-cell>
          <table:table-cell table:style-name="ce47" table:formula="of:=IFERROR(VLOOKUP([.E7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2]&gt;0;[.H72]*0.05;&quot;&quot;)">
            <text:p/>
          </table:table-cell>
          <table:table-cell table:style-name="ce47" table:formula="of:=IFERROR(VLOOKUP([.E7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3]&gt;0;[.H73]*0.05;&quot;&quot;)">
            <text:p/>
          </table:table-cell>
          <table:table-cell table:style-name="ce47" table:formula="of:=IFERROR(VLOOKUP([.E7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4]&gt;0;[.H74]*0.05;&quot;&quot;)">
            <text:p/>
          </table:table-cell>
          <table:table-cell table:style-name="ce47" table:formula="of:=IFERROR(VLOOKUP([.E7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5]&gt;0;[.H75]*0.05;&quot;&quot;)">
            <text:p/>
          </table:table-cell>
          <table:table-cell table:style-name="ce47" table:formula="of:=IFERROR(VLOOKUP([.E7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6]&gt;0;[.H76]*0.05;&quot;&quot;)">
            <text:p/>
          </table:table-cell>
          <table:table-cell table:style-name="ce47" table:formula="of:=IFERROR(VLOOKUP([.E7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7]&gt;0;[.H77]*0.05;&quot;&quot;)">
            <text:p/>
          </table:table-cell>
          <table:table-cell table:style-name="ce47" table:formula="of:=IFERROR(VLOOKUP([.E7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8]&gt;0;[.H78]*0.05;&quot;&quot;)">
            <text:p/>
          </table:table-cell>
          <table:table-cell table:style-name="ce47" table:formula="of:=IFERROR(VLOOKUP([.E7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79]&gt;0;[.H79]*0.05;&quot;&quot;)">
            <text:p/>
          </table:table-cell>
          <table:table-cell table:style-name="ce47" table:formula="of:=IFERROR(VLOOKUP([.E7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0]&gt;0;[.H80]*0.05;&quot;&quot;)">
            <text:p/>
          </table:table-cell>
          <table:table-cell table:style-name="ce47" table:formula="of:=IFERROR(VLOOKUP([.E8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1]&gt;0;[.H81]*0.05;&quot;&quot;)">
            <text:p/>
          </table:table-cell>
          <table:table-cell table:style-name="ce47" table:formula="of:=IFERROR(VLOOKUP([.E8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2]&gt;0;[.H82]*0.05;&quot;&quot;)">
            <text:p/>
          </table:table-cell>
          <table:table-cell table:style-name="ce47" table:formula="of:=IFERROR(VLOOKUP([.E8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3]&gt;0;[.H83]*0.05;&quot;&quot;)">
            <text:p/>
          </table:table-cell>
          <table:table-cell table:style-name="ce47" table:formula="of:=IFERROR(VLOOKUP([.E8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4]&gt;0;[.H84]*0.05;&quot;&quot;)">
            <text:p/>
          </table:table-cell>
          <table:table-cell table:style-name="ce47" table:formula="of:=IFERROR(VLOOKUP([.E8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5]&gt;0;[.H85]*0.05;&quot;&quot;)">
            <text:p/>
          </table:table-cell>
          <table:table-cell table:style-name="ce47" table:formula="of:=IFERROR(VLOOKUP([.E8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6]&gt;0;[.H86]*0.05;&quot;&quot;)">
            <text:p/>
          </table:table-cell>
          <table:table-cell table:style-name="ce47" table:formula="of:=IFERROR(VLOOKUP([.E8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7]&gt;0;[.H87]*0.05;&quot;&quot;)">
            <text:p/>
          </table:table-cell>
          <table:table-cell table:style-name="ce47" table:formula="of:=IFERROR(VLOOKUP([.E8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8]&gt;0;[.H88]*0.05;&quot;&quot;)">
            <text:p/>
          </table:table-cell>
          <table:table-cell table:style-name="ce47" table:formula="of:=IFERROR(VLOOKUP([.E8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89]&gt;0;[.H89]*0.05;&quot;&quot;)">
            <text:p/>
          </table:table-cell>
          <table:table-cell table:style-name="ce47" table:formula="of:=IFERROR(VLOOKUP([.E8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0]&gt;0;[.H90]*0.05;&quot;&quot;)">
            <text:p/>
          </table:table-cell>
          <table:table-cell table:style-name="ce47" table:formula="of:=IFERROR(VLOOKUP([.E9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1]&gt;0;[.H91]*0.05;&quot;&quot;)">
            <text:p/>
          </table:table-cell>
          <table:table-cell table:style-name="ce47" table:formula="of:=IFERROR(VLOOKUP([.E9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2]&gt;0;[.H92]*0.05;&quot;&quot;)">
            <text:p/>
          </table:table-cell>
          <table:table-cell table:style-name="ce47" table:formula="of:=IFERROR(VLOOKUP([.E9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3]&gt;0;[.H93]*0.05;&quot;&quot;)">
            <text:p/>
          </table:table-cell>
          <table:table-cell table:style-name="ce47" table:formula="of:=IFERROR(VLOOKUP([.E9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4]&gt;0;[.H94]*0.05;&quot;&quot;)">
            <text:p/>
          </table:table-cell>
          <table:table-cell table:style-name="ce47" table:formula="of:=IFERROR(VLOOKUP([.E9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5]&gt;0;[.H95]*0.05;&quot;&quot;)">
            <text:p/>
          </table:table-cell>
          <table:table-cell table:style-name="ce47" table:formula="of:=IFERROR(VLOOKUP([.E9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6]&gt;0;[.H96]*0.05;&quot;&quot;)">
            <text:p/>
          </table:table-cell>
          <table:table-cell table:style-name="ce47" table:formula="of:=IFERROR(VLOOKUP([.E9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7]&gt;0;[.H97]*0.05;&quot;&quot;)">
            <text:p/>
          </table:table-cell>
          <table:table-cell table:style-name="ce47" table:formula="of:=IFERROR(VLOOKUP([.E9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8]&gt;0;[.H98]*0.05;&quot;&quot;)">
            <text:p/>
          </table:table-cell>
          <table:table-cell table:style-name="ce47" table:formula="of:=IFERROR(VLOOKUP([.E9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99]&gt;0;[.H99]*0.05;&quot;&quot;)">
            <text:p/>
          </table:table-cell>
          <table:table-cell table:style-name="ce47" table:formula="of:=IFERROR(VLOOKUP([.E9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0]&gt;0;[.H100]*0.05;&quot;&quot;)">
            <text:p/>
          </table:table-cell>
          <table:table-cell table:style-name="ce47" table:formula="of:=IFERROR(VLOOKUP([.E10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1]&gt;0;[.H101]*0.05;&quot;&quot;)">
            <text:p/>
          </table:table-cell>
          <table:table-cell table:style-name="ce47" table:formula="of:=IFERROR(VLOOKUP([.E10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2]&gt;0;[.H102]*0.05;&quot;&quot;)">
            <text:p/>
          </table:table-cell>
          <table:table-cell table:style-name="ce47" table:formula="of:=IFERROR(VLOOKUP([.E10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3]&gt;0;[.H103]*0.05;&quot;&quot;)">
            <text:p/>
          </table:table-cell>
          <table:table-cell table:style-name="ce47" table:formula="of:=IFERROR(VLOOKUP([.E10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4]&gt;0;[.H104]*0.05;&quot;&quot;)">
            <text:p/>
          </table:table-cell>
          <table:table-cell table:style-name="ce47" table:formula="of:=IFERROR(VLOOKUP([.E10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5]&gt;0;[.H105]*0.05;&quot;&quot;)">
            <text:p/>
          </table:table-cell>
          <table:table-cell table:style-name="ce47" table:formula="of:=IFERROR(VLOOKUP([.E10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6]&gt;0;[.H106]*0.05;&quot;&quot;)">
            <text:p/>
          </table:table-cell>
          <table:table-cell table:style-name="ce47" table:formula="of:=IFERROR(VLOOKUP([.E10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7]&gt;0;[.H107]*0.05;&quot;&quot;)">
            <text:p/>
          </table:table-cell>
          <table:table-cell table:style-name="ce47" table:formula="of:=IFERROR(VLOOKUP([.E10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8]&gt;0;[.H108]*0.05;&quot;&quot;)">
            <text:p/>
          </table:table-cell>
          <table:table-cell table:style-name="ce47" table:formula="of:=IFERROR(VLOOKUP([.E10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09]&gt;0;[.H109]*0.05;&quot;&quot;)">
            <text:p/>
          </table:table-cell>
          <table:table-cell table:style-name="ce47" table:formula="of:=IFERROR(VLOOKUP([.E10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0]&gt;0;[.H110]*0.05;&quot;&quot;)">
            <text:p/>
          </table:table-cell>
          <table:table-cell table:style-name="ce47" table:formula="of:=IFERROR(VLOOKUP([.E11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1]&gt;0;[.H111]*0.05;&quot;&quot;)">
            <text:p/>
          </table:table-cell>
          <table:table-cell table:style-name="ce47" table:formula="of:=IFERROR(VLOOKUP([.E11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2]&gt;0;[.H112]*0.05;&quot;&quot;)">
            <text:p/>
          </table:table-cell>
          <table:table-cell table:style-name="ce47" table:formula="of:=IFERROR(VLOOKUP([.E11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3]&gt;0;[.H113]*0.05;&quot;&quot;)">
            <text:p/>
          </table:table-cell>
          <table:table-cell table:style-name="ce47" table:formula="of:=IFERROR(VLOOKUP([.E11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4]&gt;0;[.H114]*0.05;&quot;&quot;)">
            <text:p/>
          </table:table-cell>
          <table:table-cell table:style-name="ce47" table:formula="of:=IFERROR(VLOOKUP([.E11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5]&gt;0;[.H115]*0.05;&quot;&quot;)">
            <text:p/>
          </table:table-cell>
          <table:table-cell table:style-name="ce47" table:formula="of:=IFERROR(VLOOKUP([.E11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6]&gt;0;[.H116]*0.05;&quot;&quot;)">
            <text:p/>
          </table:table-cell>
          <table:table-cell table:style-name="ce47" table:formula="of:=IFERROR(VLOOKUP([.E11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7]&gt;0;[.H117]*0.05;&quot;&quot;)">
            <text:p/>
          </table:table-cell>
          <table:table-cell table:style-name="ce47" table:formula="of:=IFERROR(VLOOKUP([.E11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8]&gt;0;[.H118]*0.05;&quot;&quot;)">
            <text:p/>
          </table:table-cell>
          <table:table-cell table:style-name="ce47" table:formula="of:=IFERROR(VLOOKUP([.E11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19]&gt;0;[.H119]*0.05;&quot;&quot;)">
            <text:p/>
          </table:table-cell>
          <table:table-cell table:style-name="ce47" table:formula="of:=IFERROR(VLOOKUP([.E11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0]&gt;0;[.H120]*0.05;&quot;&quot;)">
            <text:p/>
          </table:table-cell>
          <table:table-cell table:style-name="ce47" table:formula="of:=IFERROR(VLOOKUP([.E12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1]&gt;0;[.H121]*0.05;&quot;&quot;)">
            <text:p/>
          </table:table-cell>
          <table:table-cell table:style-name="ce47" table:formula="of:=IFERROR(VLOOKUP([.E12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2]&gt;0;[.H122]*0.05;&quot;&quot;)">
            <text:p/>
          </table:table-cell>
          <table:table-cell table:style-name="ce47" table:formula="of:=IFERROR(VLOOKUP([.E12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3]&gt;0;[.H123]*0.05;&quot;&quot;)">
            <text:p/>
          </table:table-cell>
          <table:table-cell table:style-name="ce47" table:formula="of:=IFERROR(VLOOKUP([.E12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4]&gt;0;[.H124]*0.05;&quot;&quot;)">
            <text:p/>
          </table:table-cell>
          <table:table-cell table:style-name="ce47" table:formula="of:=IFERROR(VLOOKUP([.E12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5]&gt;0;[.H125]*0.05;&quot;&quot;)">
            <text:p/>
          </table:table-cell>
          <table:table-cell table:style-name="ce47" table:formula="of:=IFERROR(VLOOKUP([.E12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6]&gt;0;[.H126]*0.05;&quot;&quot;)">
            <text:p/>
          </table:table-cell>
          <table:table-cell table:style-name="ce47" table:formula="of:=IFERROR(VLOOKUP([.E12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7]&gt;0;[.H127]*0.05;&quot;&quot;)">
            <text:p/>
          </table:table-cell>
          <table:table-cell table:style-name="ce47" table:formula="of:=IFERROR(VLOOKUP([.E12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8]&gt;0;[.H128]*0.05;&quot;&quot;)">
            <text:p/>
          </table:table-cell>
          <table:table-cell table:style-name="ce47" table:formula="of:=IFERROR(VLOOKUP([.E12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29]&gt;0;[.H129]*0.05;&quot;&quot;)">
            <text:p/>
          </table:table-cell>
          <table:table-cell table:style-name="ce47" table:formula="of:=IFERROR(VLOOKUP([.E12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0]&gt;0;[.H130]*0.05;&quot;&quot;)">
            <text:p/>
          </table:table-cell>
          <table:table-cell table:style-name="ce47" table:formula="of:=IFERROR(VLOOKUP([.E13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1]&gt;0;[.H131]*0.05;&quot;&quot;)">
            <text:p/>
          </table:table-cell>
          <table:table-cell table:style-name="ce47" table:formula="of:=IFERROR(VLOOKUP([.E13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2]&gt;0;[.H132]*0.05;&quot;&quot;)">
            <text:p/>
          </table:table-cell>
          <table:table-cell table:style-name="ce47" table:formula="of:=IFERROR(VLOOKUP([.E13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3]&gt;0;[.H133]*0.05;&quot;&quot;)">
            <text:p/>
          </table:table-cell>
          <table:table-cell table:style-name="ce47" table:formula="of:=IFERROR(VLOOKUP([.E13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4]&gt;0;[.H134]*0.05;&quot;&quot;)">
            <text:p/>
          </table:table-cell>
          <table:table-cell table:style-name="ce47" table:formula="of:=IFERROR(VLOOKUP([.E13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5]&gt;0;[.H135]*0.05;&quot;&quot;)">
            <text:p/>
          </table:table-cell>
          <table:table-cell table:style-name="ce47" table:formula="of:=IFERROR(VLOOKUP([.E13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6]&gt;0;[.H136]*0.05;&quot;&quot;)">
            <text:p/>
          </table:table-cell>
          <table:table-cell table:style-name="ce47" table:formula="of:=IFERROR(VLOOKUP([.E13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7]&gt;0;[.H137]*0.05;&quot;&quot;)">
            <text:p/>
          </table:table-cell>
          <table:table-cell table:style-name="ce47" table:formula="of:=IFERROR(VLOOKUP([.E13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8]&gt;0;[.H138]*0.05;&quot;&quot;)">
            <text:p/>
          </table:table-cell>
          <table:table-cell table:style-name="ce47" table:formula="of:=IFERROR(VLOOKUP([.E13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39]&gt;0;[.H139]*0.05;&quot;&quot;)">
            <text:p/>
          </table:table-cell>
          <table:table-cell table:style-name="ce47" table:formula="of:=IFERROR(VLOOKUP([.E13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0]&gt;0;[.H140]*0.05;&quot;&quot;)">
            <text:p/>
          </table:table-cell>
          <table:table-cell table:style-name="ce47" table:formula="of:=IFERROR(VLOOKUP([.E14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1]&gt;0;[.H141]*0.05;&quot;&quot;)">
            <text:p/>
          </table:table-cell>
          <table:table-cell table:style-name="ce47" table:formula="of:=IFERROR(VLOOKUP([.E14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2]&gt;0;[.H142]*0.05;&quot;&quot;)">
            <text:p/>
          </table:table-cell>
          <table:table-cell table:style-name="ce47" table:formula="of:=IFERROR(VLOOKUP([.E14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3]&gt;0;[.H143]*0.05;&quot;&quot;)">
            <text:p/>
          </table:table-cell>
          <table:table-cell table:style-name="ce47" table:formula="of:=IFERROR(VLOOKUP([.E14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4]&gt;0;[.H144]*0.05;&quot;&quot;)">
            <text:p/>
          </table:table-cell>
          <table:table-cell table:style-name="ce47" table:formula="of:=IFERROR(VLOOKUP([.E14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5]&gt;0;[.H145]*0.05;&quot;&quot;)">
            <text:p/>
          </table:table-cell>
          <table:table-cell table:style-name="ce47" table:formula="of:=IFERROR(VLOOKUP([.E14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6]&gt;0;[.H146]*0.05;&quot;&quot;)">
            <text:p/>
          </table:table-cell>
          <table:table-cell table:style-name="ce47" table:formula="of:=IFERROR(VLOOKUP([.E14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7]&gt;0;[.H147]*0.05;&quot;&quot;)">
            <text:p/>
          </table:table-cell>
          <table:table-cell table:style-name="ce47" table:formula="of:=IFERROR(VLOOKUP([.E14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8]&gt;0;[.H148]*0.05;&quot;&quot;)">
            <text:p/>
          </table:table-cell>
          <table:table-cell table:style-name="ce47" table:formula="of:=IFERROR(VLOOKUP([.E14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49]&gt;0;[.H149]*0.05;&quot;&quot;)">
            <text:p/>
          </table:table-cell>
          <table:table-cell table:style-name="ce47" table:formula="of:=IFERROR(VLOOKUP([.E14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0]&gt;0;[.H150]*0.05;&quot;&quot;)">
            <text:p/>
          </table:table-cell>
          <table:table-cell table:style-name="ce47" table:formula="of:=IFERROR(VLOOKUP([.E15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1]&gt;0;[.H151]*0.05;&quot;&quot;)">
            <text:p/>
          </table:table-cell>
          <table:table-cell table:style-name="ce47" table:formula="of:=IFERROR(VLOOKUP([.E15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2]&gt;0;[.H152]*0.05;&quot;&quot;)">
            <text:p/>
          </table:table-cell>
          <table:table-cell table:style-name="ce47" table:formula="of:=IFERROR(VLOOKUP([.E15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3]&gt;0;[.H153]*0.05;&quot;&quot;)">
            <text:p/>
          </table:table-cell>
          <table:table-cell table:style-name="ce47" table:formula="of:=IFERROR(VLOOKUP([.E15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4]&gt;0;[.H154]*0.05;&quot;&quot;)">
            <text:p/>
          </table:table-cell>
          <table:table-cell table:style-name="ce47" table:formula="of:=IFERROR(VLOOKUP([.E15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5]&gt;0;[.H155]*0.05;&quot;&quot;)">
            <text:p/>
          </table:table-cell>
          <table:table-cell table:style-name="ce47" table:formula="of:=IFERROR(VLOOKUP([.E15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6]&gt;0;[.H156]*0.05;&quot;&quot;)">
            <text:p/>
          </table:table-cell>
          <table:table-cell table:style-name="ce47" table:formula="of:=IFERROR(VLOOKUP([.E15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7]&gt;0;[.H157]*0.05;&quot;&quot;)">
            <text:p/>
          </table:table-cell>
          <table:table-cell table:style-name="ce47" table:formula="of:=IFERROR(VLOOKUP([.E15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8]&gt;0;[.H158]*0.05;&quot;&quot;)">
            <text:p/>
          </table:table-cell>
          <table:table-cell table:style-name="ce47" table:formula="of:=IFERROR(VLOOKUP([.E15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59]&gt;0;[.H159]*0.05;&quot;&quot;)">
            <text:p/>
          </table:table-cell>
          <table:table-cell table:style-name="ce47" table:formula="of:=IFERROR(VLOOKUP([.E15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0]&gt;0;[.H160]*0.05;&quot;&quot;)">
            <text:p/>
          </table:table-cell>
          <table:table-cell table:style-name="ce47" table:formula="of:=IFERROR(VLOOKUP([.E16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1]&gt;0;[.H161]*0.05;&quot;&quot;)">
            <text:p/>
          </table:table-cell>
          <table:table-cell table:style-name="ce47" table:formula="of:=IFERROR(VLOOKUP([.E16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2]&gt;0;[.H162]*0.05;&quot;&quot;)">
            <text:p/>
          </table:table-cell>
          <table:table-cell table:style-name="ce47" table:formula="of:=IFERROR(VLOOKUP([.E16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3]&gt;0;[.H163]*0.05;&quot;&quot;)">
            <text:p/>
          </table:table-cell>
          <table:table-cell table:style-name="ce47" table:formula="of:=IFERROR(VLOOKUP([.E16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4]&gt;0;[.H164]*0.05;&quot;&quot;)">
            <text:p/>
          </table:table-cell>
          <table:table-cell table:style-name="ce47" table:formula="of:=IFERROR(VLOOKUP([.E16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5]&gt;0;[.H165]*0.05;&quot;&quot;)">
            <text:p/>
          </table:table-cell>
          <table:table-cell table:style-name="ce47" table:formula="of:=IFERROR(VLOOKUP([.E16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6]&gt;0;[.H166]*0.05;&quot;&quot;)">
            <text:p/>
          </table:table-cell>
          <table:table-cell table:style-name="ce47" table:formula="of:=IFERROR(VLOOKUP([.E16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7]&gt;0;[.H167]*0.05;&quot;&quot;)">
            <text:p/>
          </table:table-cell>
          <table:table-cell table:style-name="ce47" table:formula="of:=IFERROR(VLOOKUP([.E16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8]&gt;0;[.H168]*0.05;&quot;&quot;)">
            <text:p/>
          </table:table-cell>
          <table:table-cell table:style-name="ce47" table:formula="of:=IFERROR(VLOOKUP([.E16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69]&gt;0;[.H169]*0.05;&quot;&quot;)">
            <text:p/>
          </table:table-cell>
          <table:table-cell table:style-name="ce47" table:formula="of:=IFERROR(VLOOKUP([.E16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0]&gt;0;[.H170]*0.05;&quot;&quot;)">
            <text:p/>
          </table:table-cell>
          <table:table-cell table:style-name="ce47" table:formula="of:=IFERROR(VLOOKUP([.E17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1]&gt;0;[.H171]*0.05;&quot;&quot;)">
            <text:p/>
          </table:table-cell>
          <table:table-cell table:style-name="ce47" table:formula="of:=IFERROR(VLOOKUP([.E17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2]&gt;0;[.H172]*0.05;&quot;&quot;)">
            <text:p/>
          </table:table-cell>
          <table:table-cell table:style-name="ce47" table:formula="of:=IFERROR(VLOOKUP([.E17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3]&gt;0;[.H173]*0.05;&quot;&quot;)">
            <text:p/>
          </table:table-cell>
          <table:table-cell table:style-name="ce47" table:formula="of:=IFERROR(VLOOKUP([.E17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4]&gt;0;[.H174]*0.05;&quot;&quot;)">
            <text:p/>
          </table:table-cell>
          <table:table-cell table:style-name="ce47" table:formula="of:=IFERROR(VLOOKUP([.E17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5]&gt;0;[.H175]*0.05;&quot;&quot;)">
            <text:p/>
          </table:table-cell>
          <table:table-cell table:style-name="ce47" table:formula="of:=IFERROR(VLOOKUP([.E17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6]&gt;0;[.H176]*0.05;&quot;&quot;)">
            <text:p/>
          </table:table-cell>
          <table:table-cell table:style-name="ce47" table:formula="of:=IFERROR(VLOOKUP([.E17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7]&gt;0;[.H177]*0.05;&quot;&quot;)">
            <text:p/>
          </table:table-cell>
          <table:table-cell table:style-name="ce47" table:formula="of:=IFERROR(VLOOKUP([.E17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8]&gt;0;[.H178]*0.05;&quot;&quot;)">
            <text:p/>
          </table:table-cell>
          <table:table-cell table:style-name="ce47" table:formula="of:=IFERROR(VLOOKUP([.E17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79]&gt;0;[.H179]*0.05;&quot;&quot;)">
            <text:p/>
          </table:table-cell>
          <table:table-cell table:style-name="ce47" table:formula="of:=IFERROR(VLOOKUP([.E17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0]&gt;0;[.H180]*0.05;&quot;&quot;)">
            <text:p/>
          </table:table-cell>
          <table:table-cell table:style-name="ce47" table:formula="of:=IFERROR(VLOOKUP([.E18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1]&gt;0;[.H181]*0.05;&quot;&quot;)">
            <text:p/>
          </table:table-cell>
          <table:table-cell table:style-name="ce47" table:formula="of:=IFERROR(VLOOKUP([.E18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2]&gt;0;[.H182]*0.05;&quot;&quot;)">
            <text:p/>
          </table:table-cell>
          <table:table-cell table:style-name="ce47" table:formula="of:=IFERROR(VLOOKUP([.E18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3]&gt;0;[.H183]*0.05;&quot;&quot;)">
            <text:p/>
          </table:table-cell>
          <table:table-cell table:style-name="ce47" table:formula="of:=IFERROR(VLOOKUP([.E18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4]&gt;0;[.H184]*0.05;&quot;&quot;)">
            <text:p/>
          </table:table-cell>
          <table:table-cell table:style-name="ce47" table:formula="of:=IFERROR(VLOOKUP([.E18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5]&gt;0;[.H185]*0.05;&quot;&quot;)">
            <text:p/>
          </table:table-cell>
          <table:table-cell table:style-name="ce47" table:formula="of:=IFERROR(VLOOKUP([.E18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6]&gt;0;[.H186]*0.05;&quot;&quot;)">
            <text:p/>
          </table:table-cell>
          <table:table-cell table:style-name="ce47" table:formula="of:=IFERROR(VLOOKUP([.E18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7]&gt;0;[.H187]*0.05;&quot;&quot;)">
            <text:p/>
          </table:table-cell>
          <table:table-cell table:style-name="ce47" table:formula="of:=IFERROR(VLOOKUP([.E18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8]&gt;0;[.H188]*0.05;&quot;&quot;)">
            <text:p/>
          </table:table-cell>
          <table:table-cell table:style-name="ce47" table:formula="of:=IFERROR(VLOOKUP([.E18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89]&gt;0;[.H189]*0.05;&quot;&quot;)">
            <text:p/>
          </table:table-cell>
          <table:table-cell table:style-name="ce47" table:formula="of:=IFERROR(VLOOKUP([.E18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0]&gt;0;[.H190]*0.05;&quot;&quot;)">
            <text:p/>
          </table:table-cell>
          <table:table-cell table:style-name="ce47" table:formula="of:=IFERROR(VLOOKUP([.E19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1]&gt;0;[.H191]*0.05;&quot;&quot;)">
            <text:p/>
          </table:table-cell>
          <table:table-cell table:style-name="ce47" table:formula="of:=IFERROR(VLOOKUP([.E19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2]&gt;0;[.H192]*0.05;&quot;&quot;)">
            <text:p/>
          </table:table-cell>
          <table:table-cell table:style-name="ce47" table:formula="of:=IFERROR(VLOOKUP([.E19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3]&gt;0;[.H193]*0.05;&quot;&quot;)">
            <text:p/>
          </table:table-cell>
          <table:table-cell table:style-name="ce47" table:formula="of:=IFERROR(VLOOKUP([.E19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4]&gt;0;[.H194]*0.05;&quot;&quot;)">
            <text:p/>
          </table:table-cell>
          <table:table-cell table:style-name="ce47" table:formula="of:=IFERROR(VLOOKUP([.E19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5]&gt;0;[.H195]*0.05;&quot;&quot;)">
            <text:p/>
          </table:table-cell>
          <table:table-cell table:style-name="ce47" table:formula="of:=IFERROR(VLOOKUP([.E19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6]&gt;0;[.H196]*0.05;&quot;&quot;)">
            <text:p/>
          </table:table-cell>
          <table:table-cell table:style-name="ce47" table:formula="of:=IFERROR(VLOOKUP([.E19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7]&gt;0;[.H197]*0.05;&quot;&quot;)">
            <text:p/>
          </table:table-cell>
          <table:table-cell table:style-name="ce47" table:formula="of:=IFERROR(VLOOKUP([.E19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8]&gt;0;[.H198]*0.05;&quot;&quot;)">
            <text:p/>
          </table:table-cell>
          <table:table-cell table:style-name="ce47" table:formula="of:=IFERROR(VLOOKUP([.E19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199]&gt;0;[.H199]*0.05;&quot;&quot;)">
            <text:p/>
          </table:table-cell>
          <table:table-cell table:style-name="ce47" table:formula="of:=IFERROR(VLOOKUP([.E19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0]&gt;0;[.H200]*0.05;&quot;&quot;)">
            <text:p/>
          </table:table-cell>
          <table:table-cell table:style-name="ce47" table:formula="of:=IFERROR(VLOOKUP([.E20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1]&gt;0;[.H201]*0.05;&quot;&quot;)">
            <text:p/>
          </table:table-cell>
          <table:table-cell table:style-name="ce47" table:formula="of:=IFERROR(VLOOKUP([.E20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2]&gt;0;[.H202]*0.05;&quot;&quot;)">
            <text:p/>
          </table:table-cell>
          <table:table-cell table:style-name="ce47" table:formula="of:=IFERROR(VLOOKUP([.E20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3]&gt;0;[.H203]*0.05;&quot;&quot;)">
            <text:p/>
          </table:table-cell>
          <table:table-cell table:style-name="ce47" table:formula="of:=IFERROR(VLOOKUP([.E20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4]&gt;0;[.H204]*0.05;&quot;&quot;)">
            <text:p/>
          </table:table-cell>
          <table:table-cell table:style-name="ce47" table:formula="of:=IFERROR(VLOOKUP([.E20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5]&gt;0;[.H205]*0.05;&quot;&quot;)">
            <text:p/>
          </table:table-cell>
          <table:table-cell table:style-name="ce47" table:formula="of:=IFERROR(VLOOKUP([.E20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6]&gt;0;[.H206]*0.05;&quot;&quot;)">
            <text:p/>
          </table:table-cell>
          <table:table-cell table:style-name="ce47" table:formula="of:=IFERROR(VLOOKUP([.E20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7]&gt;0;[.H207]*0.05;&quot;&quot;)">
            <text:p/>
          </table:table-cell>
          <table:table-cell table:style-name="ce47" table:formula="of:=IFERROR(VLOOKUP([.E20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8]&gt;0;[.H208]*0.05;&quot;&quot;)">
            <text:p/>
          </table:table-cell>
          <table:table-cell table:style-name="ce47" table:formula="of:=IFERROR(VLOOKUP([.E20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09]&gt;0;[.H209]*0.05;&quot;&quot;)">
            <text:p/>
          </table:table-cell>
          <table:table-cell table:style-name="ce47" table:formula="of:=IFERROR(VLOOKUP([.E20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0]&gt;0;[.H210]*0.05;&quot;&quot;)">
            <text:p/>
          </table:table-cell>
          <table:table-cell table:style-name="ce47" table:formula="of:=IFERROR(VLOOKUP([.E21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1]&gt;0;[.H211]*0.05;&quot;&quot;)">
            <text:p/>
          </table:table-cell>
          <table:table-cell table:style-name="ce47" table:formula="of:=IFERROR(VLOOKUP([.E21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2]&gt;0;[.H212]*0.05;&quot;&quot;)">
            <text:p/>
          </table:table-cell>
          <table:table-cell table:style-name="ce47" table:formula="of:=IFERROR(VLOOKUP([.E21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3]&gt;0;[.H213]*0.05;&quot;&quot;)">
            <text:p/>
          </table:table-cell>
          <table:table-cell table:style-name="ce47" table:formula="of:=IFERROR(VLOOKUP([.E21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4]&gt;0;[.H214]*0.05;&quot;&quot;)">
            <text:p/>
          </table:table-cell>
          <table:table-cell table:style-name="ce47" table:formula="of:=IFERROR(VLOOKUP([.E21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5]&gt;0;[.H215]*0.05;&quot;&quot;)">
            <text:p/>
          </table:table-cell>
          <table:table-cell table:style-name="ce47" table:formula="of:=IFERROR(VLOOKUP([.E21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6]&gt;0;[.H216]*0.05;&quot;&quot;)">
            <text:p/>
          </table:table-cell>
          <table:table-cell table:style-name="ce47" table:formula="of:=IFERROR(VLOOKUP([.E21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7]&gt;0;[.H217]*0.05;&quot;&quot;)">
            <text:p/>
          </table:table-cell>
          <table:table-cell table:style-name="ce47" table:formula="of:=IFERROR(VLOOKUP([.E21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8]&gt;0;[.H218]*0.05;&quot;&quot;)">
            <text:p/>
          </table:table-cell>
          <table:table-cell table:style-name="ce47" table:formula="of:=IFERROR(VLOOKUP([.E21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19]&gt;0;[.H219]*0.05;&quot;&quot;)">
            <text:p/>
          </table:table-cell>
          <table:table-cell table:style-name="ce47" table:formula="of:=IFERROR(VLOOKUP([.E21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0]&gt;0;[.H220]*0.05;&quot;&quot;)">
            <text:p/>
          </table:table-cell>
          <table:table-cell table:style-name="ce47" table:formula="of:=IFERROR(VLOOKUP([.E22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1]&gt;0;[.H221]*0.05;&quot;&quot;)">
            <text:p/>
          </table:table-cell>
          <table:table-cell table:style-name="ce47" table:formula="of:=IFERROR(VLOOKUP([.E22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2]&gt;0;[.H222]*0.05;&quot;&quot;)">
            <text:p/>
          </table:table-cell>
          <table:table-cell table:style-name="ce47" table:formula="of:=IFERROR(VLOOKUP([.E22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3]&gt;0;[.H223]*0.05;&quot;&quot;)">
            <text:p/>
          </table:table-cell>
          <table:table-cell table:style-name="ce47" table:formula="of:=IFERROR(VLOOKUP([.E22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4]&gt;0;[.H224]*0.05;&quot;&quot;)">
            <text:p/>
          </table:table-cell>
          <table:table-cell table:style-name="ce47" table:formula="of:=IFERROR(VLOOKUP([.E22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5]&gt;0;[.H225]*0.05;&quot;&quot;)">
            <text:p/>
          </table:table-cell>
          <table:table-cell table:style-name="ce47" table:formula="of:=IFERROR(VLOOKUP([.E22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6]&gt;0;[.H226]*0.05;&quot;&quot;)">
            <text:p/>
          </table:table-cell>
          <table:table-cell table:style-name="ce47" table:formula="of:=IFERROR(VLOOKUP([.E22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7]&gt;0;[.H227]*0.05;&quot;&quot;)">
            <text:p/>
          </table:table-cell>
          <table:table-cell table:style-name="ce47" table:formula="of:=IFERROR(VLOOKUP([.E22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8]&gt;0;[.H228]*0.05;&quot;&quot;)">
            <text:p/>
          </table:table-cell>
          <table:table-cell table:style-name="ce47" table:formula="of:=IFERROR(VLOOKUP([.E22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29]&gt;0;[.H229]*0.05;&quot;&quot;)">
            <text:p/>
          </table:table-cell>
          <table:table-cell table:style-name="ce47" table:formula="of:=IFERROR(VLOOKUP([.E22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0]&gt;0;[.H230]*0.05;&quot;&quot;)">
            <text:p/>
          </table:table-cell>
          <table:table-cell table:style-name="ce47" table:formula="of:=IFERROR(VLOOKUP([.E23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1]&gt;0;[.H231]*0.05;&quot;&quot;)">
            <text:p/>
          </table:table-cell>
          <table:table-cell table:style-name="ce47" table:formula="of:=IFERROR(VLOOKUP([.E23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2]&gt;0;[.H232]*0.05;&quot;&quot;)">
            <text:p/>
          </table:table-cell>
          <table:table-cell table:style-name="ce47" table:formula="of:=IFERROR(VLOOKUP([.E23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3]&gt;0;[.H233]*0.05;&quot;&quot;)">
            <text:p/>
          </table:table-cell>
          <table:table-cell table:style-name="ce47" table:formula="of:=IFERROR(VLOOKUP([.E23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4]&gt;0;[.H234]*0.05;&quot;&quot;)">
            <text:p/>
          </table:table-cell>
          <table:table-cell table:style-name="ce47" table:formula="of:=IFERROR(VLOOKUP([.E23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5]&gt;0;[.H235]*0.05;&quot;&quot;)">
            <text:p/>
          </table:table-cell>
          <table:table-cell table:style-name="ce47" table:formula="of:=IFERROR(VLOOKUP([.E23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6]&gt;0;[.H236]*0.05;&quot;&quot;)">
            <text:p/>
          </table:table-cell>
          <table:table-cell table:style-name="ce47" table:formula="of:=IFERROR(VLOOKUP([.E23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7]&gt;0;[.H237]*0.05;&quot;&quot;)">
            <text:p/>
          </table:table-cell>
          <table:table-cell table:style-name="ce47" table:formula="of:=IFERROR(VLOOKUP([.E23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8]&gt;0;[.H238]*0.05;&quot;&quot;)">
            <text:p/>
          </table:table-cell>
          <table:table-cell table:style-name="ce47" table:formula="of:=IFERROR(VLOOKUP([.E23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39]&gt;0;[.H239]*0.05;&quot;&quot;)">
            <text:p/>
          </table:table-cell>
          <table:table-cell table:style-name="ce47" table:formula="of:=IFERROR(VLOOKUP([.E23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0]&gt;0;[.H240]*0.05;&quot;&quot;)">
            <text:p/>
          </table:table-cell>
          <table:table-cell table:style-name="ce47" table:formula="of:=IFERROR(VLOOKUP([.E24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1]&gt;0;[.H241]*0.05;&quot;&quot;)">
            <text:p/>
          </table:table-cell>
          <table:table-cell table:style-name="ce47" table:formula="of:=IFERROR(VLOOKUP([.E24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2]&gt;0;[.H242]*0.05;&quot;&quot;)">
            <text:p/>
          </table:table-cell>
          <table:table-cell table:style-name="ce47" table:formula="of:=IFERROR(VLOOKUP([.E24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3]&gt;0;[.H243]*0.05;&quot;&quot;)">
            <text:p/>
          </table:table-cell>
          <table:table-cell table:style-name="ce47" table:formula="of:=IFERROR(VLOOKUP([.E24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4]&gt;0;[.H244]*0.05;&quot;&quot;)">
            <text:p/>
          </table:table-cell>
          <table:table-cell table:style-name="ce47" table:formula="of:=IFERROR(VLOOKUP([.E24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5]&gt;0;[.H245]*0.05;&quot;&quot;)">
            <text:p/>
          </table:table-cell>
          <table:table-cell table:style-name="ce47" table:formula="of:=IFERROR(VLOOKUP([.E24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6]&gt;0;[.H246]*0.05;&quot;&quot;)">
            <text:p/>
          </table:table-cell>
          <table:table-cell table:style-name="ce47" table:formula="of:=IFERROR(VLOOKUP([.E24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7]&gt;0;[.H247]*0.05;&quot;&quot;)">
            <text:p/>
          </table:table-cell>
          <table:table-cell table:style-name="ce47" table:formula="of:=IFERROR(VLOOKUP([.E24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8]&gt;0;[.H248]*0.05;&quot;&quot;)">
            <text:p/>
          </table:table-cell>
          <table:table-cell table:style-name="ce47" table:formula="of:=IFERROR(VLOOKUP([.E24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49]&gt;0;[.H249]*0.05;&quot;&quot;)">
            <text:p/>
          </table:table-cell>
          <table:table-cell table:style-name="ce47" table:formula="of:=IFERROR(VLOOKUP([.E24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0]&gt;0;[.H250]*0.05;&quot;&quot;)">
            <text:p/>
          </table:table-cell>
          <table:table-cell table:style-name="ce47" table:formula="of:=IFERROR(VLOOKUP([.E25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1]&gt;0;[.H251]*0.05;&quot;&quot;)">
            <text:p/>
          </table:table-cell>
          <table:table-cell table:style-name="ce47" table:formula="of:=IFERROR(VLOOKUP([.E25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2]&gt;0;[.H252]*0.05;&quot;&quot;)">
            <text:p/>
          </table:table-cell>
          <table:table-cell table:style-name="ce47" table:formula="of:=IFERROR(VLOOKUP([.E25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3]&gt;0;[.H253]*0.05;&quot;&quot;)">
            <text:p/>
          </table:table-cell>
          <table:table-cell table:style-name="ce47" table:formula="of:=IFERROR(VLOOKUP([.E25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4]&gt;0;[.H254]*0.05;&quot;&quot;)">
            <text:p/>
          </table:table-cell>
          <table:table-cell table:style-name="ce47" table:formula="of:=IFERROR(VLOOKUP([.E25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5]&gt;0;[.H255]*0.05;&quot;&quot;)">
            <text:p/>
          </table:table-cell>
          <table:table-cell table:style-name="ce47" table:formula="of:=IFERROR(VLOOKUP([.E25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6]&gt;0;[.H256]*0.05;&quot;&quot;)">
            <text:p/>
          </table:table-cell>
          <table:table-cell table:style-name="ce47" table:formula="of:=IFERROR(VLOOKUP([.E25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7]&gt;0;[.H257]*0.05;&quot;&quot;)">
            <text:p/>
          </table:table-cell>
          <table:table-cell table:style-name="ce47" table:formula="of:=IFERROR(VLOOKUP([.E25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8]&gt;0;[.H258]*0.05;&quot;&quot;)">
            <text:p/>
          </table:table-cell>
          <table:table-cell table:style-name="ce47" table:formula="of:=IFERROR(VLOOKUP([.E25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59]&gt;0;[.H259]*0.05;&quot;&quot;)">
            <text:p/>
          </table:table-cell>
          <table:table-cell table:style-name="ce47" table:formula="of:=IFERROR(VLOOKUP([.E25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0]&gt;0;[.H260]*0.05;&quot;&quot;)">
            <text:p/>
          </table:table-cell>
          <table:table-cell table:style-name="ce47" table:formula="of:=IFERROR(VLOOKUP([.E26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1]&gt;0;[.H261]*0.05;&quot;&quot;)">
            <text:p/>
          </table:table-cell>
          <table:table-cell table:style-name="ce47" table:formula="of:=IFERROR(VLOOKUP([.E26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2]&gt;0;[.H262]*0.05;&quot;&quot;)">
            <text:p/>
          </table:table-cell>
          <table:table-cell table:style-name="ce47" table:formula="of:=IFERROR(VLOOKUP([.E26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3]&gt;0;[.H263]*0.05;&quot;&quot;)">
            <text:p/>
          </table:table-cell>
          <table:table-cell table:style-name="ce47" table:formula="of:=IFERROR(VLOOKUP([.E26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4]&gt;0;[.H264]*0.05;&quot;&quot;)">
            <text:p/>
          </table:table-cell>
          <table:table-cell table:style-name="ce47" table:formula="of:=IFERROR(VLOOKUP([.E26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5]&gt;0;[.H265]*0.05;&quot;&quot;)">
            <text:p/>
          </table:table-cell>
          <table:table-cell table:style-name="ce47" table:formula="of:=IFERROR(VLOOKUP([.E26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6]&gt;0;[.H266]*0.05;&quot;&quot;)">
            <text:p/>
          </table:table-cell>
          <table:table-cell table:style-name="ce47" table:formula="of:=IFERROR(VLOOKUP([.E26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7]&gt;0;[.H267]*0.05;&quot;&quot;)">
            <text:p/>
          </table:table-cell>
          <table:table-cell table:style-name="ce47" table:formula="of:=IFERROR(VLOOKUP([.E26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8]&gt;0;[.H268]*0.05;&quot;&quot;)">
            <text:p/>
          </table:table-cell>
          <table:table-cell table:style-name="ce47" table:formula="of:=IFERROR(VLOOKUP([.E26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69]&gt;0;[.H269]*0.05;&quot;&quot;)">
            <text:p/>
          </table:table-cell>
          <table:table-cell table:style-name="ce47" table:formula="of:=IFERROR(VLOOKUP([.E26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0]&gt;0;[.H270]*0.05;&quot;&quot;)">
            <text:p/>
          </table:table-cell>
          <table:table-cell table:style-name="ce47" table:formula="of:=IFERROR(VLOOKUP([.E27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1]&gt;0;[.H271]*0.05;&quot;&quot;)">
            <text:p/>
          </table:table-cell>
          <table:table-cell table:style-name="ce47" table:formula="of:=IFERROR(VLOOKUP([.E27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2]&gt;0;[.H272]*0.05;&quot;&quot;)">
            <text:p/>
          </table:table-cell>
          <table:table-cell table:style-name="ce47" table:formula="of:=IFERROR(VLOOKUP([.E27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3]&gt;0;[.H273]*0.05;&quot;&quot;)">
            <text:p/>
          </table:table-cell>
          <table:table-cell table:style-name="ce47" table:formula="of:=IFERROR(VLOOKUP([.E27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4]&gt;0;[.H274]*0.05;&quot;&quot;)">
            <text:p/>
          </table:table-cell>
          <table:table-cell table:style-name="ce47" table:formula="of:=IFERROR(VLOOKUP([.E27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5]&gt;0;[.H275]*0.05;&quot;&quot;)">
            <text:p/>
          </table:table-cell>
          <table:table-cell table:style-name="ce47" table:formula="of:=IFERROR(VLOOKUP([.E27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6]&gt;0;[.H276]*0.05;&quot;&quot;)">
            <text:p/>
          </table:table-cell>
          <table:table-cell table:style-name="ce47" table:formula="of:=IFERROR(VLOOKUP([.E27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7]&gt;0;[.H277]*0.05;&quot;&quot;)">
            <text:p/>
          </table:table-cell>
          <table:table-cell table:style-name="ce47" table:formula="of:=IFERROR(VLOOKUP([.E27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8]&gt;0;[.H278]*0.05;&quot;&quot;)">
            <text:p/>
          </table:table-cell>
          <table:table-cell table:style-name="ce47" table:formula="of:=IFERROR(VLOOKUP([.E27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79]&gt;0;[.H279]*0.05;&quot;&quot;)">
            <text:p/>
          </table:table-cell>
          <table:table-cell table:style-name="ce47" table:formula="of:=IFERROR(VLOOKUP([.E27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0]&gt;0;[.H280]*0.05;&quot;&quot;)">
            <text:p/>
          </table:table-cell>
          <table:table-cell table:style-name="ce47" table:formula="of:=IFERROR(VLOOKUP([.E28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1]&gt;0;[.H281]*0.05;&quot;&quot;)">
            <text:p/>
          </table:table-cell>
          <table:table-cell table:style-name="ce47" table:formula="of:=IFERROR(VLOOKUP([.E28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2]&gt;0;[.H282]*0.05;&quot;&quot;)">
            <text:p/>
          </table:table-cell>
          <table:table-cell table:style-name="ce47" table:formula="of:=IFERROR(VLOOKUP([.E28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3]&gt;0;[.H283]*0.05;&quot;&quot;)">
            <text:p/>
          </table:table-cell>
          <table:table-cell table:style-name="ce47" table:formula="of:=IFERROR(VLOOKUP([.E28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4]&gt;0;[.H284]*0.05;&quot;&quot;)">
            <text:p/>
          </table:table-cell>
          <table:table-cell table:style-name="ce47" table:formula="of:=IFERROR(VLOOKUP([.E28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5]&gt;0;[.H285]*0.05;&quot;&quot;)">
            <text:p/>
          </table:table-cell>
          <table:table-cell table:style-name="ce47" table:formula="of:=IFERROR(VLOOKUP([.E28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6]&gt;0;[.H286]*0.05;&quot;&quot;)">
            <text:p/>
          </table:table-cell>
          <table:table-cell table:style-name="ce47" table:formula="of:=IFERROR(VLOOKUP([.E28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7]&gt;0;[.H287]*0.05;&quot;&quot;)">
            <text:p/>
          </table:table-cell>
          <table:table-cell table:style-name="ce47" table:formula="of:=IFERROR(VLOOKUP([.E28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8]&gt;0;[.H288]*0.05;&quot;&quot;)">
            <text:p/>
          </table:table-cell>
          <table:table-cell table:style-name="ce47" table:formula="of:=IFERROR(VLOOKUP([.E28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89]&gt;0;[.H289]*0.05;&quot;&quot;)">
            <text:p/>
          </table:table-cell>
          <table:table-cell table:style-name="ce47" table:formula="of:=IFERROR(VLOOKUP([.E28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0]&gt;0;[.H290]*0.05;&quot;&quot;)">
            <text:p/>
          </table:table-cell>
          <table:table-cell table:style-name="ce47" table:formula="of:=IFERROR(VLOOKUP([.E29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1]&gt;0;[.H291]*0.05;&quot;&quot;)">
            <text:p/>
          </table:table-cell>
          <table:table-cell table:style-name="ce47" table:formula="of:=IFERROR(VLOOKUP([.E29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2]&gt;0;[.H292]*0.05;&quot;&quot;)">
            <text:p/>
          </table:table-cell>
          <table:table-cell table:style-name="ce47" table:formula="of:=IFERROR(VLOOKUP([.E29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3]&gt;0;[.H293]*0.05;&quot;&quot;)">
            <text:p/>
          </table:table-cell>
          <table:table-cell table:style-name="ce47" table:formula="of:=IFERROR(VLOOKUP([.E29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4]&gt;0;[.H294]*0.05;&quot;&quot;)">
            <text:p/>
          </table:table-cell>
          <table:table-cell table:style-name="ce47" table:formula="of:=IFERROR(VLOOKUP([.E29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5]&gt;0;[.H295]*0.05;&quot;&quot;)">
            <text:p/>
          </table:table-cell>
          <table:table-cell table:style-name="ce47" table:formula="of:=IFERROR(VLOOKUP([.E29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6]&gt;0;[.H296]*0.05;&quot;&quot;)">
            <text:p/>
          </table:table-cell>
          <table:table-cell table:style-name="ce47" table:formula="of:=IFERROR(VLOOKUP([.E29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7]&gt;0;[.H297]*0.05;&quot;&quot;)">
            <text:p/>
          </table:table-cell>
          <table:table-cell table:style-name="ce47" table:formula="of:=IFERROR(VLOOKUP([.E29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8]&gt;0;[.H298]*0.05;&quot;&quot;)">
            <text:p/>
          </table:table-cell>
          <table:table-cell table:style-name="ce47" table:formula="of:=IFERROR(VLOOKUP([.E29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299]&gt;0;[.H299]*0.05;&quot;&quot;)">
            <text:p/>
          </table:table-cell>
          <table:table-cell table:style-name="ce47" table:formula="of:=IFERROR(VLOOKUP([.E29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0]&gt;0;[.H300]*0.05;&quot;&quot;)">
            <text:p/>
          </table:table-cell>
          <table:table-cell table:style-name="ce47" table:formula="of:=IFERROR(VLOOKUP([.E30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1]&gt;0;[.H301]*0.05;&quot;&quot;)">
            <text:p/>
          </table:table-cell>
          <table:table-cell table:style-name="ce47" table:formula="of:=IFERROR(VLOOKUP([.E30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2]&gt;0;[.H302]*0.05;&quot;&quot;)">
            <text:p/>
          </table:table-cell>
          <table:table-cell table:style-name="ce47" table:formula="of:=IFERROR(VLOOKUP([.E30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3]&gt;0;[.H303]*0.05;&quot;&quot;)">
            <text:p/>
          </table:table-cell>
          <table:table-cell table:style-name="ce47" table:formula="of:=IFERROR(VLOOKUP([.E30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4]&gt;0;[.H304]*0.05;&quot;&quot;)">
            <text:p/>
          </table:table-cell>
          <table:table-cell table:style-name="ce47" table:formula="of:=IFERROR(VLOOKUP([.E30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5]&gt;0;[.H305]*0.05;&quot;&quot;)">
            <text:p/>
          </table:table-cell>
          <table:table-cell table:style-name="ce47" table:formula="of:=IFERROR(VLOOKUP([.E30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6]&gt;0;[.H306]*0.05;&quot;&quot;)">
            <text:p/>
          </table:table-cell>
          <table:table-cell table:style-name="ce47" table:formula="of:=IFERROR(VLOOKUP([.E30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7]&gt;0;[.H307]*0.05;&quot;&quot;)">
            <text:p/>
          </table:table-cell>
          <table:table-cell table:style-name="ce47" table:formula="of:=IFERROR(VLOOKUP([.E30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8]&gt;0;[.H308]*0.05;&quot;&quot;)">
            <text:p/>
          </table:table-cell>
          <table:table-cell table:style-name="ce47" table:formula="of:=IFERROR(VLOOKUP([.E30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09]&gt;0;[.H309]*0.05;&quot;&quot;)">
            <text:p/>
          </table:table-cell>
          <table:table-cell table:style-name="ce47" table:formula="of:=IFERROR(VLOOKUP([.E30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0]&gt;0;[.H310]*0.05;&quot;&quot;)">
            <text:p/>
          </table:table-cell>
          <table:table-cell table:style-name="ce47" table:formula="of:=IFERROR(VLOOKUP([.E31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1]&gt;0;[.H311]*0.05;&quot;&quot;)">
            <text:p/>
          </table:table-cell>
          <table:table-cell table:style-name="ce47" table:formula="of:=IFERROR(VLOOKUP([.E31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2]&gt;0;[.H312]*0.05;&quot;&quot;)">
            <text:p/>
          </table:table-cell>
          <table:table-cell table:style-name="ce47" table:formula="of:=IFERROR(VLOOKUP([.E31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3]&gt;0;[.H313]*0.05;&quot;&quot;)">
            <text:p/>
          </table:table-cell>
          <table:table-cell table:style-name="ce47" table:formula="of:=IFERROR(VLOOKUP([.E31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4]&gt;0;[.H314]*0.05;&quot;&quot;)">
            <text:p/>
          </table:table-cell>
          <table:table-cell table:style-name="ce47" table:formula="of:=IFERROR(VLOOKUP([.E31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5]&gt;0;[.H315]*0.05;&quot;&quot;)">
            <text:p/>
          </table:table-cell>
          <table:table-cell table:style-name="ce47" table:formula="of:=IFERROR(VLOOKUP([.E31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6]&gt;0;[.H316]*0.05;&quot;&quot;)">
            <text:p/>
          </table:table-cell>
          <table:table-cell table:style-name="ce47" table:formula="of:=IFERROR(VLOOKUP([.E31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7]&gt;0;[.H317]*0.05;&quot;&quot;)">
            <text:p/>
          </table:table-cell>
          <table:table-cell table:style-name="ce47" table:formula="of:=IFERROR(VLOOKUP([.E31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8]&gt;0;[.H318]*0.05;&quot;&quot;)">
            <text:p/>
          </table:table-cell>
          <table:table-cell table:style-name="ce47" table:formula="of:=IFERROR(VLOOKUP([.E31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19]&gt;0;[.H319]*0.05;&quot;&quot;)">
            <text:p/>
          </table:table-cell>
          <table:table-cell table:style-name="ce47" table:formula="of:=IFERROR(VLOOKUP([.E31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0]&gt;0;[.H320]*0.05;&quot;&quot;)">
            <text:p/>
          </table:table-cell>
          <table:table-cell table:style-name="ce47" table:formula="of:=IFERROR(VLOOKUP([.E32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1]&gt;0;[.H321]*0.05;&quot;&quot;)">
            <text:p/>
          </table:table-cell>
          <table:table-cell table:style-name="ce47" table:formula="of:=IFERROR(VLOOKUP([.E32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2]&gt;0;[.H322]*0.05;&quot;&quot;)">
            <text:p/>
          </table:table-cell>
          <table:table-cell table:style-name="ce47" table:formula="of:=IFERROR(VLOOKUP([.E32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3]&gt;0;[.H323]*0.05;&quot;&quot;)">
            <text:p/>
          </table:table-cell>
          <table:table-cell table:style-name="ce47" table:formula="of:=IFERROR(VLOOKUP([.E32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4]&gt;0;[.H324]*0.05;&quot;&quot;)">
            <text:p/>
          </table:table-cell>
          <table:table-cell table:style-name="ce47" table:formula="of:=IFERROR(VLOOKUP([.E32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5]&gt;0;[.H325]*0.05;&quot;&quot;)">
            <text:p/>
          </table:table-cell>
          <table:table-cell table:style-name="ce47" table:formula="of:=IFERROR(VLOOKUP([.E32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6]&gt;0;[.H326]*0.05;&quot;&quot;)">
            <text:p/>
          </table:table-cell>
          <table:table-cell table:style-name="ce47" table:formula="of:=IFERROR(VLOOKUP([.E32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7]&gt;0;[.H327]*0.05;&quot;&quot;)">
            <text:p/>
          </table:table-cell>
          <table:table-cell table:style-name="ce47" table:formula="of:=IFERROR(VLOOKUP([.E32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8]&gt;0;[.H328]*0.05;&quot;&quot;)">
            <text:p/>
          </table:table-cell>
          <table:table-cell table:style-name="ce47" table:formula="of:=IFERROR(VLOOKUP([.E32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29]&gt;0;[.H329]*0.05;&quot;&quot;)">
            <text:p/>
          </table:table-cell>
          <table:table-cell table:style-name="ce47" table:formula="of:=IFERROR(VLOOKUP([.E32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0]&gt;0;[.H330]*0.05;&quot;&quot;)">
            <text:p/>
          </table:table-cell>
          <table:table-cell table:style-name="ce47" table:formula="of:=IFERROR(VLOOKUP([.E33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1]&gt;0;[.H331]*0.05;&quot;&quot;)">
            <text:p/>
          </table:table-cell>
          <table:table-cell table:style-name="ce47" table:formula="of:=IFERROR(VLOOKUP([.E33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2]&gt;0;[.H332]*0.05;&quot;&quot;)">
            <text:p/>
          </table:table-cell>
          <table:table-cell table:style-name="ce47" table:formula="of:=IFERROR(VLOOKUP([.E33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3]&gt;0;[.H333]*0.05;&quot;&quot;)">
            <text:p/>
          </table:table-cell>
          <table:table-cell table:style-name="ce47" table:formula="of:=IFERROR(VLOOKUP([.E33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4]&gt;0;[.H334]*0.05;&quot;&quot;)">
            <text:p/>
          </table:table-cell>
          <table:table-cell table:style-name="ce47" table:formula="of:=IFERROR(VLOOKUP([.E33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5]&gt;0;[.H335]*0.05;&quot;&quot;)">
            <text:p/>
          </table:table-cell>
          <table:table-cell table:style-name="ce47" table:formula="of:=IFERROR(VLOOKUP([.E33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6]&gt;0;[.H336]*0.05;&quot;&quot;)">
            <text:p/>
          </table:table-cell>
          <table:table-cell table:style-name="ce47" table:formula="of:=IFERROR(VLOOKUP([.E33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7]&gt;0;[.H337]*0.05;&quot;&quot;)">
            <text:p/>
          </table:table-cell>
          <table:table-cell table:style-name="ce47" table:formula="of:=IFERROR(VLOOKUP([.E33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8]&gt;0;[.H338]*0.05;&quot;&quot;)">
            <text:p/>
          </table:table-cell>
          <table:table-cell table:style-name="ce47" table:formula="of:=IFERROR(VLOOKUP([.E33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39]&gt;0;[.H339]*0.05;&quot;&quot;)">
            <text:p/>
          </table:table-cell>
          <table:table-cell table:style-name="ce47" table:formula="of:=IFERROR(VLOOKUP([.E33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0]&gt;0;[.H340]*0.05;&quot;&quot;)">
            <text:p/>
          </table:table-cell>
          <table:table-cell table:style-name="ce47" table:formula="of:=IFERROR(VLOOKUP([.E34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1]&gt;0;[.H341]*0.05;&quot;&quot;)">
            <text:p/>
          </table:table-cell>
          <table:table-cell table:style-name="ce47" table:formula="of:=IFERROR(VLOOKUP([.E34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2]&gt;0;[.H342]*0.05;&quot;&quot;)">
            <text:p/>
          </table:table-cell>
          <table:table-cell table:style-name="ce47" table:formula="of:=IFERROR(VLOOKUP([.E34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3]&gt;0;[.H343]*0.05;&quot;&quot;)">
            <text:p/>
          </table:table-cell>
          <table:table-cell table:style-name="ce47" table:formula="of:=IFERROR(VLOOKUP([.E34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4]&gt;0;[.H344]*0.05;&quot;&quot;)">
            <text:p/>
          </table:table-cell>
          <table:table-cell table:style-name="ce47" table:formula="of:=IFERROR(VLOOKUP([.E34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5]&gt;0;[.H345]*0.05;&quot;&quot;)">
            <text:p/>
          </table:table-cell>
          <table:table-cell table:style-name="ce47" table:formula="of:=IFERROR(VLOOKUP([.E34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6]&gt;0;[.H346]*0.05;&quot;&quot;)">
            <text:p/>
          </table:table-cell>
          <table:table-cell table:style-name="ce47" table:formula="of:=IFERROR(VLOOKUP([.E34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7]&gt;0;[.H347]*0.05;&quot;&quot;)">
            <text:p/>
          </table:table-cell>
          <table:table-cell table:style-name="ce47" table:formula="of:=IFERROR(VLOOKUP([.E34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8]&gt;0;[.H348]*0.05;&quot;&quot;)">
            <text:p/>
          </table:table-cell>
          <table:table-cell table:style-name="ce47" table:formula="of:=IFERROR(VLOOKUP([.E34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49]&gt;0;[.H349]*0.05;&quot;&quot;)">
            <text:p/>
          </table:table-cell>
          <table:table-cell table:style-name="ce47" table:formula="of:=IFERROR(VLOOKUP([.E34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0]&gt;0;[.H350]*0.05;&quot;&quot;)">
            <text:p/>
          </table:table-cell>
          <table:table-cell table:style-name="ce47" table:formula="of:=IFERROR(VLOOKUP([.E35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1]&gt;0;[.H351]*0.05;&quot;&quot;)">
            <text:p/>
          </table:table-cell>
          <table:table-cell table:style-name="ce47" table:formula="of:=IFERROR(VLOOKUP([.E35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2]&gt;0;[.H352]*0.05;&quot;&quot;)">
            <text:p/>
          </table:table-cell>
          <table:table-cell table:style-name="ce47" table:formula="of:=IFERROR(VLOOKUP([.E35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3]&gt;0;[.H353]*0.05;&quot;&quot;)">
            <text:p/>
          </table:table-cell>
          <table:table-cell table:style-name="ce47" table:formula="of:=IFERROR(VLOOKUP([.E35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4]&gt;0;[.H354]*0.05;&quot;&quot;)">
            <text:p/>
          </table:table-cell>
          <table:table-cell table:style-name="ce47" table:formula="of:=IFERROR(VLOOKUP([.E35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5]&gt;0;[.H355]*0.05;&quot;&quot;)">
            <text:p/>
          </table:table-cell>
          <table:table-cell table:style-name="ce47" table:formula="of:=IFERROR(VLOOKUP([.E35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6]&gt;0;[.H356]*0.05;&quot;&quot;)">
            <text:p/>
          </table:table-cell>
          <table:table-cell table:style-name="ce47" table:formula="of:=IFERROR(VLOOKUP([.E35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7]&gt;0;[.H357]*0.05;&quot;&quot;)">
            <text:p/>
          </table:table-cell>
          <table:table-cell table:style-name="ce47" table:formula="of:=IFERROR(VLOOKUP([.E35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8]&gt;0;[.H358]*0.05;&quot;&quot;)">
            <text:p/>
          </table:table-cell>
          <table:table-cell table:style-name="ce47" table:formula="of:=IFERROR(VLOOKUP([.E35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59]&gt;0;[.H359]*0.05;&quot;&quot;)">
            <text:p/>
          </table:table-cell>
          <table:table-cell table:style-name="ce47" table:formula="of:=IFERROR(VLOOKUP([.E35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0]&gt;0;[.H360]*0.05;&quot;&quot;)">
            <text:p/>
          </table:table-cell>
          <table:table-cell table:style-name="ce47" table:formula="of:=IFERROR(VLOOKUP([.E36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1]&gt;0;[.H361]*0.05;&quot;&quot;)">
            <text:p/>
          </table:table-cell>
          <table:table-cell table:style-name="ce47" table:formula="of:=IFERROR(VLOOKUP([.E36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2]&gt;0;[.H362]*0.05;&quot;&quot;)">
            <text:p/>
          </table:table-cell>
          <table:table-cell table:style-name="ce47" table:formula="of:=IFERROR(VLOOKUP([.E36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3]&gt;0;[.H363]*0.05;&quot;&quot;)">
            <text:p/>
          </table:table-cell>
          <table:table-cell table:style-name="ce47" table:formula="of:=IFERROR(VLOOKUP([.E36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4]&gt;0;[.H364]*0.05;&quot;&quot;)">
            <text:p/>
          </table:table-cell>
          <table:table-cell table:style-name="ce47" table:formula="of:=IFERROR(VLOOKUP([.E36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5]&gt;0;[.H365]*0.05;&quot;&quot;)">
            <text:p/>
          </table:table-cell>
          <table:table-cell table:style-name="ce47" table:formula="of:=IFERROR(VLOOKUP([.E36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6]&gt;0;[.H366]*0.05;&quot;&quot;)">
            <text:p/>
          </table:table-cell>
          <table:table-cell table:style-name="ce47" table:formula="of:=IFERROR(VLOOKUP([.E36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7]&gt;0;[.H367]*0.05;&quot;&quot;)">
            <text:p/>
          </table:table-cell>
          <table:table-cell table:style-name="ce47" table:formula="of:=IFERROR(VLOOKUP([.E36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8]&gt;0;[.H368]*0.05;&quot;&quot;)">
            <text:p/>
          </table:table-cell>
          <table:table-cell table:style-name="ce47" table:formula="of:=IFERROR(VLOOKUP([.E36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69]&gt;0;[.H369]*0.05;&quot;&quot;)">
            <text:p/>
          </table:table-cell>
          <table:table-cell table:style-name="ce47" table:formula="of:=IFERROR(VLOOKUP([.E36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0]&gt;0;[.H370]*0.05;&quot;&quot;)">
            <text:p/>
          </table:table-cell>
          <table:table-cell table:style-name="ce47" table:formula="of:=IFERROR(VLOOKUP([.E37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1]&gt;0;[.H371]*0.05;&quot;&quot;)">
            <text:p/>
          </table:table-cell>
          <table:table-cell table:style-name="ce47" table:formula="of:=IFERROR(VLOOKUP([.E37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2]&gt;0;[.H372]*0.05;&quot;&quot;)">
            <text:p/>
          </table:table-cell>
          <table:table-cell table:style-name="ce47" table:formula="of:=IFERROR(VLOOKUP([.E37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3]&gt;0;[.H373]*0.05;&quot;&quot;)">
            <text:p/>
          </table:table-cell>
          <table:table-cell table:style-name="ce47" table:formula="of:=IFERROR(VLOOKUP([.E37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4]&gt;0;[.H374]*0.05;&quot;&quot;)">
            <text:p/>
          </table:table-cell>
          <table:table-cell table:style-name="ce47" table:formula="of:=IFERROR(VLOOKUP([.E37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5]&gt;0;[.H375]*0.05;&quot;&quot;)">
            <text:p/>
          </table:table-cell>
          <table:table-cell table:style-name="ce47" table:formula="of:=IFERROR(VLOOKUP([.E37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6]&gt;0;[.H376]*0.05;&quot;&quot;)">
            <text:p/>
          </table:table-cell>
          <table:table-cell table:style-name="ce47" table:formula="of:=IFERROR(VLOOKUP([.E37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7]&gt;0;[.H377]*0.05;&quot;&quot;)">
            <text:p/>
          </table:table-cell>
          <table:table-cell table:style-name="ce47" table:formula="of:=IFERROR(VLOOKUP([.E37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8]&gt;0;[.H378]*0.05;&quot;&quot;)">
            <text:p/>
          </table:table-cell>
          <table:table-cell table:style-name="ce47" table:formula="of:=IFERROR(VLOOKUP([.E37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79]&gt;0;[.H379]*0.05;&quot;&quot;)">
            <text:p/>
          </table:table-cell>
          <table:table-cell table:style-name="ce47" table:formula="of:=IFERROR(VLOOKUP([.E37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0]&gt;0;[.H380]*0.05;&quot;&quot;)">
            <text:p/>
          </table:table-cell>
          <table:table-cell table:style-name="ce47" table:formula="of:=IFERROR(VLOOKUP([.E38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1]&gt;0;[.H381]*0.05;&quot;&quot;)">
            <text:p/>
          </table:table-cell>
          <table:table-cell table:style-name="ce47" table:formula="of:=IFERROR(VLOOKUP([.E38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2]&gt;0;[.H382]*0.05;&quot;&quot;)">
            <text:p/>
          </table:table-cell>
          <table:table-cell table:style-name="ce47" table:formula="of:=IFERROR(VLOOKUP([.E38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3]&gt;0;[.H383]*0.05;&quot;&quot;)">
            <text:p/>
          </table:table-cell>
          <table:table-cell table:style-name="ce47" table:formula="of:=IFERROR(VLOOKUP([.E38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4]&gt;0;[.H384]*0.05;&quot;&quot;)">
            <text:p/>
          </table:table-cell>
          <table:table-cell table:style-name="ce47" table:formula="of:=IFERROR(VLOOKUP([.E38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5]&gt;0;[.H385]*0.05;&quot;&quot;)">
            <text:p/>
          </table:table-cell>
          <table:table-cell table:style-name="ce47" table:formula="of:=IFERROR(VLOOKUP([.E38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6]&gt;0;[.H386]*0.05;&quot;&quot;)">
            <text:p/>
          </table:table-cell>
          <table:table-cell table:style-name="ce47" table:formula="of:=IFERROR(VLOOKUP([.E38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7]&gt;0;[.H387]*0.05;&quot;&quot;)">
            <text:p/>
          </table:table-cell>
          <table:table-cell table:style-name="ce47" table:formula="of:=IFERROR(VLOOKUP([.E38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8]&gt;0;[.H388]*0.05;&quot;&quot;)">
            <text:p/>
          </table:table-cell>
          <table:table-cell table:style-name="ce47" table:formula="of:=IFERROR(VLOOKUP([.E38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89]&gt;0;[.H389]*0.05;&quot;&quot;)">
            <text:p/>
          </table:table-cell>
          <table:table-cell table:style-name="ce47" table:formula="of:=IFERROR(VLOOKUP([.E38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0]&gt;0;[.H390]*0.05;&quot;&quot;)">
            <text:p/>
          </table:table-cell>
          <table:table-cell table:style-name="ce47" table:formula="of:=IFERROR(VLOOKUP([.E39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1]&gt;0;[.H391]*0.05;&quot;&quot;)">
            <text:p/>
          </table:table-cell>
          <table:table-cell table:style-name="ce47" table:formula="of:=IFERROR(VLOOKUP([.E39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2]&gt;0;[.H392]*0.05;&quot;&quot;)">
            <text:p/>
          </table:table-cell>
          <table:table-cell table:style-name="ce47" table:formula="of:=IFERROR(VLOOKUP([.E39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3]&gt;0;[.H393]*0.05;&quot;&quot;)">
            <text:p/>
          </table:table-cell>
          <table:table-cell table:style-name="ce47" table:formula="of:=IFERROR(VLOOKUP([.E39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4]&gt;0;[.H394]*0.05;&quot;&quot;)">
            <text:p/>
          </table:table-cell>
          <table:table-cell table:style-name="ce47" table:formula="of:=IFERROR(VLOOKUP([.E39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5]&gt;0;[.H395]*0.05;&quot;&quot;)">
            <text:p/>
          </table:table-cell>
          <table:table-cell table:style-name="ce47" table:formula="of:=IFERROR(VLOOKUP([.E39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6]&gt;0;[.H396]*0.05;&quot;&quot;)">
            <text:p/>
          </table:table-cell>
          <table:table-cell table:style-name="ce47" table:formula="of:=IFERROR(VLOOKUP([.E39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7]&gt;0;[.H397]*0.05;&quot;&quot;)">
            <text:p/>
          </table:table-cell>
          <table:table-cell table:style-name="ce47" table:formula="of:=IFERROR(VLOOKUP([.E39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8]&gt;0;[.H398]*0.05;&quot;&quot;)">
            <text:p/>
          </table:table-cell>
          <table:table-cell table:style-name="ce47" table:formula="of:=IFERROR(VLOOKUP([.E39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399]&gt;0;[.H399]*0.05;&quot;&quot;)">
            <text:p/>
          </table:table-cell>
          <table:table-cell table:style-name="ce47" table:formula="of:=IFERROR(VLOOKUP([.E39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0]&gt;0;[.H400]*0.05;&quot;&quot;)">
            <text:p/>
          </table:table-cell>
          <table:table-cell table:style-name="ce47" table:formula="of:=IFERROR(VLOOKUP([.E40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1]&gt;0;[.H401]*0.05;&quot;&quot;)">
            <text:p/>
          </table:table-cell>
          <table:table-cell table:style-name="ce47" table:formula="of:=IFERROR(VLOOKUP([.E40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2]&gt;0;[.H402]*0.05;&quot;&quot;)">
            <text:p/>
          </table:table-cell>
          <table:table-cell table:style-name="ce47" table:formula="of:=IFERROR(VLOOKUP([.E40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3]&gt;0;[.H403]*0.05;&quot;&quot;)">
            <text:p/>
          </table:table-cell>
          <table:table-cell table:style-name="ce47" table:formula="of:=IFERROR(VLOOKUP([.E40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4]&gt;0;[.H404]*0.05;&quot;&quot;)">
            <text:p/>
          </table:table-cell>
          <table:table-cell table:style-name="ce47" table:formula="of:=IFERROR(VLOOKUP([.E40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5]&gt;0;[.H405]*0.05;&quot;&quot;)">
            <text:p/>
          </table:table-cell>
          <table:table-cell table:style-name="ce47" table:formula="of:=IFERROR(VLOOKUP([.E40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6]&gt;0;[.H406]*0.05;&quot;&quot;)">
            <text:p/>
          </table:table-cell>
          <table:table-cell table:style-name="ce47" table:formula="of:=IFERROR(VLOOKUP([.E40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7]&gt;0;[.H407]*0.05;&quot;&quot;)">
            <text:p/>
          </table:table-cell>
          <table:table-cell table:style-name="ce47" table:formula="of:=IFERROR(VLOOKUP([.E40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8]&gt;0;[.H408]*0.05;&quot;&quot;)">
            <text:p/>
          </table:table-cell>
          <table:table-cell table:style-name="ce47" table:formula="of:=IFERROR(VLOOKUP([.E40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09]&gt;0;[.H409]*0.05;&quot;&quot;)">
            <text:p/>
          </table:table-cell>
          <table:table-cell table:style-name="ce47" table:formula="of:=IFERROR(VLOOKUP([.E40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0]&gt;0;[.H410]*0.05;&quot;&quot;)">
            <text:p/>
          </table:table-cell>
          <table:table-cell table:style-name="ce47" table:formula="of:=IFERROR(VLOOKUP([.E41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1]&gt;0;[.H411]*0.05;&quot;&quot;)">
            <text:p/>
          </table:table-cell>
          <table:table-cell table:style-name="ce47" table:formula="of:=IFERROR(VLOOKUP([.E41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2]&gt;0;[.H412]*0.05;&quot;&quot;)">
            <text:p/>
          </table:table-cell>
          <table:table-cell table:style-name="ce47" table:formula="of:=IFERROR(VLOOKUP([.E41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3]&gt;0;[.H413]*0.05;&quot;&quot;)">
            <text:p/>
          </table:table-cell>
          <table:table-cell table:style-name="ce47" table:formula="of:=IFERROR(VLOOKUP([.E41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4]&gt;0;[.H414]*0.05;&quot;&quot;)">
            <text:p/>
          </table:table-cell>
          <table:table-cell table:style-name="ce47" table:formula="of:=IFERROR(VLOOKUP([.E41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5]&gt;0;[.H415]*0.05;&quot;&quot;)">
            <text:p/>
          </table:table-cell>
          <table:table-cell table:style-name="ce47" table:formula="of:=IFERROR(VLOOKUP([.E41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6]&gt;0;[.H416]*0.05;&quot;&quot;)">
            <text:p/>
          </table:table-cell>
          <table:table-cell table:style-name="ce47" table:formula="of:=IFERROR(VLOOKUP([.E41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7]&gt;0;[.H417]*0.05;&quot;&quot;)">
            <text:p/>
          </table:table-cell>
          <table:table-cell table:style-name="ce47" table:formula="of:=IFERROR(VLOOKUP([.E41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8]&gt;0;[.H418]*0.05;&quot;&quot;)">
            <text:p/>
          </table:table-cell>
          <table:table-cell table:style-name="ce47" table:formula="of:=IFERROR(VLOOKUP([.E41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19]&gt;0;[.H419]*0.05;&quot;&quot;)">
            <text:p/>
          </table:table-cell>
          <table:table-cell table:style-name="ce47" table:formula="of:=IFERROR(VLOOKUP([.E41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0]&gt;0;[.H420]*0.05;&quot;&quot;)">
            <text:p/>
          </table:table-cell>
          <table:table-cell table:style-name="ce47" table:formula="of:=IFERROR(VLOOKUP([.E42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1]&gt;0;[.H421]*0.05;&quot;&quot;)">
            <text:p/>
          </table:table-cell>
          <table:table-cell table:style-name="ce47" table:formula="of:=IFERROR(VLOOKUP([.E42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2]&gt;0;[.H422]*0.05;&quot;&quot;)">
            <text:p/>
          </table:table-cell>
          <table:table-cell table:style-name="ce47" table:formula="of:=IFERROR(VLOOKUP([.E42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3]&gt;0;[.H423]*0.05;&quot;&quot;)">
            <text:p/>
          </table:table-cell>
          <table:table-cell table:style-name="ce47" table:formula="of:=IFERROR(VLOOKUP([.E42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4]&gt;0;[.H424]*0.05;&quot;&quot;)">
            <text:p/>
          </table:table-cell>
          <table:table-cell table:style-name="ce47" table:formula="of:=IFERROR(VLOOKUP([.E42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5]&gt;0;[.H425]*0.05;&quot;&quot;)">
            <text:p/>
          </table:table-cell>
          <table:table-cell table:style-name="ce47" table:formula="of:=IFERROR(VLOOKUP([.E42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6]&gt;0;[.H426]*0.05;&quot;&quot;)">
            <text:p/>
          </table:table-cell>
          <table:table-cell table:style-name="ce47" table:formula="of:=IFERROR(VLOOKUP([.E42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7]&gt;0;[.H427]*0.05;&quot;&quot;)">
            <text:p/>
          </table:table-cell>
          <table:table-cell table:style-name="ce47" table:formula="of:=IFERROR(VLOOKUP([.E42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8]&gt;0;[.H428]*0.05;&quot;&quot;)">
            <text:p/>
          </table:table-cell>
          <table:table-cell table:style-name="ce47" table:formula="of:=IFERROR(VLOOKUP([.E42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29]&gt;0;[.H429]*0.05;&quot;&quot;)">
            <text:p/>
          </table:table-cell>
          <table:table-cell table:style-name="ce47" table:formula="of:=IFERROR(VLOOKUP([.E42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0]&gt;0;[.H430]*0.05;&quot;&quot;)">
            <text:p/>
          </table:table-cell>
          <table:table-cell table:style-name="ce47" table:formula="of:=IFERROR(VLOOKUP([.E43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1]&gt;0;[.H431]*0.05;&quot;&quot;)">
            <text:p/>
          </table:table-cell>
          <table:table-cell table:style-name="ce47" table:formula="of:=IFERROR(VLOOKUP([.E43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2]&gt;0;[.H432]*0.05;&quot;&quot;)">
            <text:p/>
          </table:table-cell>
          <table:table-cell table:style-name="ce47" table:formula="of:=IFERROR(VLOOKUP([.E43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3]&gt;0;[.H433]*0.05;&quot;&quot;)">
            <text:p/>
          </table:table-cell>
          <table:table-cell table:style-name="ce47" table:formula="of:=IFERROR(VLOOKUP([.E43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4]&gt;0;[.H434]*0.05;&quot;&quot;)">
            <text:p/>
          </table:table-cell>
          <table:table-cell table:style-name="ce47" table:formula="of:=IFERROR(VLOOKUP([.E43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5]&gt;0;[.H435]*0.05;&quot;&quot;)">
            <text:p/>
          </table:table-cell>
          <table:table-cell table:style-name="ce47" table:formula="of:=IFERROR(VLOOKUP([.E43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6]&gt;0;[.H436]*0.05;&quot;&quot;)">
            <text:p/>
          </table:table-cell>
          <table:table-cell table:style-name="ce47" table:formula="of:=IFERROR(VLOOKUP([.E43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7]&gt;0;[.H437]*0.05;&quot;&quot;)">
            <text:p/>
          </table:table-cell>
          <table:table-cell table:style-name="ce47" table:formula="of:=IFERROR(VLOOKUP([.E43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8]&gt;0;[.H438]*0.05;&quot;&quot;)">
            <text:p/>
          </table:table-cell>
          <table:table-cell table:style-name="ce47" table:formula="of:=IFERROR(VLOOKUP([.E43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39]&gt;0;[.H439]*0.05;&quot;&quot;)">
            <text:p/>
          </table:table-cell>
          <table:table-cell table:style-name="ce47" table:formula="of:=IFERROR(VLOOKUP([.E43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0]&gt;0;[.H440]*0.05;&quot;&quot;)">
            <text:p/>
          </table:table-cell>
          <table:table-cell table:style-name="ce47" table:formula="of:=IFERROR(VLOOKUP([.E44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1]&gt;0;[.H441]*0.05;&quot;&quot;)">
            <text:p/>
          </table:table-cell>
          <table:table-cell table:style-name="ce47" table:formula="of:=IFERROR(VLOOKUP([.E44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2]&gt;0;[.H442]*0.05;&quot;&quot;)">
            <text:p/>
          </table:table-cell>
          <table:table-cell table:style-name="ce47" table:formula="of:=IFERROR(VLOOKUP([.E44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3]&gt;0;[.H443]*0.05;&quot;&quot;)">
            <text:p/>
          </table:table-cell>
          <table:table-cell table:style-name="ce47" table:formula="of:=IFERROR(VLOOKUP([.E44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4]&gt;0;[.H444]*0.05;&quot;&quot;)">
            <text:p/>
          </table:table-cell>
          <table:table-cell table:style-name="ce47" table:formula="of:=IFERROR(VLOOKUP([.E44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5]&gt;0;[.H445]*0.05;&quot;&quot;)">
            <text:p/>
          </table:table-cell>
          <table:table-cell table:style-name="ce47" table:formula="of:=IFERROR(VLOOKUP([.E44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6]&gt;0;[.H446]*0.05;&quot;&quot;)">
            <text:p/>
          </table:table-cell>
          <table:table-cell table:style-name="ce47" table:formula="of:=IFERROR(VLOOKUP([.E44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7]&gt;0;[.H447]*0.05;&quot;&quot;)">
            <text:p/>
          </table:table-cell>
          <table:table-cell table:style-name="ce47" table:formula="of:=IFERROR(VLOOKUP([.E44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8]&gt;0;[.H448]*0.05;&quot;&quot;)">
            <text:p/>
          </table:table-cell>
          <table:table-cell table:style-name="ce47" table:formula="of:=IFERROR(VLOOKUP([.E44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49]&gt;0;[.H449]*0.05;&quot;&quot;)">
            <text:p/>
          </table:table-cell>
          <table:table-cell table:style-name="ce47" table:formula="of:=IFERROR(VLOOKUP([.E44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0]&gt;0;[.H450]*0.05;&quot;&quot;)">
            <text:p/>
          </table:table-cell>
          <table:table-cell table:style-name="ce47" table:formula="of:=IFERROR(VLOOKUP([.E45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1]&gt;0;[.H451]*0.05;&quot;&quot;)">
            <text:p/>
          </table:table-cell>
          <table:table-cell table:style-name="ce47" table:formula="of:=IFERROR(VLOOKUP([.E45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2]&gt;0;[.H452]*0.05;&quot;&quot;)">
            <text:p/>
          </table:table-cell>
          <table:table-cell table:style-name="ce47" table:formula="of:=IFERROR(VLOOKUP([.E45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3]&gt;0;[.H453]*0.05;&quot;&quot;)">
            <text:p/>
          </table:table-cell>
          <table:table-cell table:style-name="ce47" table:formula="of:=IFERROR(VLOOKUP([.E45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4]&gt;0;[.H454]*0.05;&quot;&quot;)">
            <text:p/>
          </table:table-cell>
          <table:table-cell table:style-name="ce47" table:formula="of:=IFERROR(VLOOKUP([.E45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5]&gt;0;[.H455]*0.05;&quot;&quot;)">
            <text:p/>
          </table:table-cell>
          <table:table-cell table:style-name="ce47" table:formula="of:=IFERROR(VLOOKUP([.E45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6]&gt;0;[.H456]*0.05;&quot;&quot;)">
            <text:p/>
          </table:table-cell>
          <table:table-cell table:style-name="ce47" table:formula="of:=IFERROR(VLOOKUP([.E45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7]&gt;0;[.H457]*0.05;&quot;&quot;)">
            <text:p/>
          </table:table-cell>
          <table:table-cell table:style-name="ce47" table:formula="of:=IFERROR(VLOOKUP([.E45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8]&gt;0;[.H458]*0.05;&quot;&quot;)">
            <text:p/>
          </table:table-cell>
          <table:table-cell table:style-name="ce47" table:formula="of:=IFERROR(VLOOKUP([.E45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59]&gt;0;[.H459]*0.05;&quot;&quot;)">
            <text:p/>
          </table:table-cell>
          <table:table-cell table:style-name="ce47" table:formula="of:=IFERROR(VLOOKUP([.E45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0]&gt;0;[.H460]*0.05;&quot;&quot;)">
            <text:p/>
          </table:table-cell>
          <table:table-cell table:style-name="ce47" table:formula="of:=IFERROR(VLOOKUP([.E46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1]&gt;0;[.H461]*0.05;&quot;&quot;)">
            <text:p/>
          </table:table-cell>
          <table:table-cell table:style-name="ce47" table:formula="of:=IFERROR(VLOOKUP([.E46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2]&gt;0;[.H462]*0.05;&quot;&quot;)">
            <text:p/>
          </table:table-cell>
          <table:table-cell table:style-name="ce47" table:formula="of:=IFERROR(VLOOKUP([.E46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3]&gt;0;[.H463]*0.05;&quot;&quot;)">
            <text:p/>
          </table:table-cell>
          <table:table-cell table:style-name="ce47" table:formula="of:=IFERROR(VLOOKUP([.E46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4]&gt;0;[.H464]*0.05;&quot;&quot;)">
            <text:p/>
          </table:table-cell>
          <table:table-cell table:style-name="ce47" table:formula="of:=IFERROR(VLOOKUP([.E46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5]&gt;0;[.H465]*0.05;&quot;&quot;)">
            <text:p/>
          </table:table-cell>
          <table:table-cell table:style-name="ce47" table:formula="of:=IFERROR(VLOOKUP([.E46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6]&gt;0;[.H466]*0.05;&quot;&quot;)">
            <text:p/>
          </table:table-cell>
          <table:table-cell table:style-name="ce47" table:formula="of:=IFERROR(VLOOKUP([.E46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7]&gt;0;[.H467]*0.05;&quot;&quot;)">
            <text:p/>
          </table:table-cell>
          <table:table-cell table:style-name="ce47" table:formula="of:=IFERROR(VLOOKUP([.E46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8]&gt;0;[.H468]*0.05;&quot;&quot;)">
            <text:p/>
          </table:table-cell>
          <table:table-cell table:style-name="ce47" table:formula="of:=IFERROR(VLOOKUP([.E46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69]&gt;0;[.H469]*0.05;&quot;&quot;)">
            <text:p/>
          </table:table-cell>
          <table:table-cell table:style-name="ce47" table:formula="of:=IFERROR(VLOOKUP([.E46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0]&gt;0;[.H470]*0.05;&quot;&quot;)">
            <text:p/>
          </table:table-cell>
          <table:table-cell table:style-name="ce47" table:formula="of:=IFERROR(VLOOKUP([.E47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1]&gt;0;[.H471]*0.05;&quot;&quot;)">
            <text:p/>
          </table:table-cell>
          <table:table-cell table:style-name="ce47" table:formula="of:=IFERROR(VLOOKUP([.E47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2]&gt;0;[.H472]*0.05;&quot;&quot;)">
            <text:p/>
          </table:table-cell>
          <table:table-cell table:style-name="ce47" table:formula="of:=IFERROR(VLOOKUP([.E47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3]&gt;0;[.H473]*0.05;&quot;&quot;)">
            <text:p/>
          </table:table-cell>
          <table:table-cell table:style-name="ce47" table:formula="of:=IFERROR(VLOOKUP([.E47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4]&gt;0;[.H474]*0.05;&quot;&quot;)">
            <text:p/>
          </table:table-cell>
          <table:table-cell table:style-name="ce47" table:formula="of:=IFERROR(VLOOKUP([.E47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5]&gt;0;[.H475]*0.05;&quot;&quot;)">
            <text:p/>
          </table:table-cell>
          <table:table-cell table:style-name="ce47" table:formula="of:=IFERROR(VLOOKUP([.E47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6]&gt;0;[.H476]*0.05;&quot;&quot;)">
            <text:p/>
          </table:table-cell>
          <table:table-cell table:style-name="ce47" table:formula="of:=IFERROR(VLOOKUP([.E47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7]&gt;0;[.H477]*0.05;&quot;&quot;)">
            <text:p/>
          </table:table-cell>
          <table:table-cell table:style-name="ce47" table:formula="of:=IFERROR(VLOOKUP([.E47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8]&gt;0;[.H478]*0.05;&quot;&quot;)">
            <text:p/>
          </table:table-cell>
          <table:table-cell table:style-name="ce47" table:formula="of:=IFERROR(VLOOKUP([.E47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79]&gt;0;[.H479]*0.05;&quot;&quot;)">
            <text:p/>
          </table:table-cell>
          <table:table-cell table:style-name="ce47" table:formula="of:=IFERROR(VLOOKUP([.E47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0]&gt;0;[.H480]*0.05;&quot;&quot;)">
            <text:p/>
          </table:table-cell>
          <table:table-cell table:style-name="ce47" table:formula="of:=IFERROR(VLOOKUP([.E48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1]&gt;0;[.H481]*0.05;&quot;&quot;)">
            <text:p/>
          </table:table-cell>
          <table:table-cell table:style-name="ce47" table:formula="of:=IFERROR(VLOOKUP([.E48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2]&gt;0;[.H482]*0.05;&quot;&quot;)">
            <text:p/>
          </table:table-cell>
          <table:table-cell table:style-name="ce47" table:formula="of:=IFERROR(VLOOKUP([.E48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3]&gt;0;[.H483]*0.05;&quot;&quot;)">
            <text:p/>
          </table:table-cell>
          <table:table-cell table:style-name="ce47" table:formula="of:=IFERROR(VLOOKUP([.E48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4]&gt;0;[.H484]*0.05;&quot;&quot;)">
            <text:p/>
          </table:table-cell>
          <table:table-cell table:style-name="ce47" table:formula="of:=IFERROR(VLOOKUP([.E48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5]&gt;0;[.H485]*0.05;&quot;&quot;)">
            <text:p/>
          </table:table-cell>
          <table:table-cell table:style-name="ce47" table:formula="of:=IFERROR(VLOOKUP([.E48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6]&gt;0;[.H486]*0.05;&quot;&quot;)">
            <text:p/>
          </table:table-cell>
          <table:table-cell table:style-name="ce47" table:formula="of:=IFERROR(VLOOKUP([.E48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7]&gt;0;[.H487]*0.05;&quot;&quot;)">
            <text:p/>
          </table:table-cell>
          <table:table-cell table:style-name="ce47" table:formula="of:=IFERROR(VLOOKUP([.E48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8]&gt;0;[.H488]*0.05;&quot;&quot;)">
            <text:p/>
          </table:table-cell>
          <table:table-cell table:style-name="ce47" table:formula="of:=IFERROR(VLOOKUP([.E48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89]&gt;0;[.H489]*0.05;&quot;&quot;)">
            <text:p/>
          </table:table-cell>
          <table:table-cell table:style-name="ce47" table:formula="of:=IFERROR(VLOOKUP([.E48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0]&gt;0;[.H490]*0.05;&quot;&quot;)">
            <text:p/>
          </table:table-cell>
          <table:table-cell table:style-name="ce47" table:formula="of:=IFERROR(VLOOKUP([.E490];[$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1]&gt;0;[.H491]*0.05;&quot;&quot;)">
            <text:p/>
          </table:table-cell>
          <table:table-cell table:style-name="ce47" table:formula="of:=IFERROR(VLOOKUP([.E491];[$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2]&gt;0;[.H492]*0.05;&quot;&quot;)">
            <text:p/>
          </table:table-cell>
          <table:table-cell table:style-name="ce47" table:formula="of:=IFERROR(VLOOKUP([.E492];[$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3]&gt;0;[.H493]*0.05;&quot;&quot;)">
            <text:p/>
          </table:table-cell>
          <table:table-cell table:style-name="ce47" table:formula="of:=IFERROR(VLOOKUP([.E493];[$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4]&gt;0;[.H494]*0.05;&quot;&quot;)">
            <text:p/>
          </table:table-cell>
          <table:table-cell table:style-name="ce47" table:formula="of:=IFERROR(VLOOKUP([.E494];[$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5]&gt;0;[.H495]*0.05;&quot;&quot;)">
            <text:p/>
          </table:table-cell>
          <table:table-cell table:style-name="ce47" table:formula="of:=IFERROR(VLOOKUP([.E495];[$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6]&gt;0;[.H496]*0.05;&quot;&quot;)">
            <text:p/>
          </table:table-cell>
          <table:table-cell table:style-name="ce47" table:formula="of:=IFERROR(VLOOKUP([.E496];[$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7]&gt;0;[.H497]*0.05;&quot;&quot;)">
            <text:p/>
          </table:table-cell>
          <table:table-cell table:style-name="ce47" table:formula="of:=IFERROR(VLOOKUP([.E497];[$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8]&gt;0;[.H498]*0.05;&quot;&quot;)">
            <text:p/>
          </table:table-cell>
          <table:table-cell table:style-name="ce47" table:formula="of:=IFERROR(VLOOKUP([.E498];[$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499]&gt;0;[.H499]*0.05;&quot;&quot;)">
            <text:p/>
          </table:table-cell>
          <table:table-cell table:style-name="ce47" table:formula="of:=IFERROR(VLOOKUP([.E499];[$統編資料.A:.B];2;0);&quot;&quot;)">
            <text:p/>
          </table:table-cell>
          <table:table-cell table:number-columns-repeated="1012"/>
        </table:table-row>
        <table:table-row table:style-name="ro2">
          <table:table-cell table:style-name="ce3">
            <text:p/>
          </table:table-cell>
          <table:table-cell table:style-name="ce37" table:content-validation-name="val2"/>
          <table:table-cell table:style-name="ce37" table:content-validation-name="val3"/>
          <table:table-cell table:style-name="ce7" table:content-validation-name="val4"/>
          <table:table-cell table:style-name="ce45" table:content-validation-name="val5"/>
          <table:table-cell table:style-name="ce19"/>
          <table:table-cell table:style-name="ce45"/>
          <table:table-cell table:style-name="ce26"/>
          <table:table-cell table:style-name="ce27" table:content-validation-name="val6"/>
          <table:table-cell table:style-name="ce37" table:content-validation-name="val7"/>
          <table:table-cell table:style-name="ce37" table:content-validation-name="val8"/>
          <table:table-cell table:style-name="ce43" table:content-validation-name="val9" table:formula="of:=IF([.H500]&gt;0;[.H500]*0.05;&quot;&quot;)">
            <text:p/>
          </table:table-cell>
          <table:table-cell table:style-name="ce47" table:formula="of:=IFERROR(VLOOKUP([.E500];[$統編資料.A:.B];2;0);&quot;&quot;)">
            <text:p/>
          </table:table-cell>
          <table:table-cell table:number-columns-repeated="1012"/>
        </table:table-row>
        <table:table-row table:style-name="ro3" table:number-rows-repeated="1048075">
          <table:table-cell table:number-columns-repeated="8"/>
          <table:table-cell table:content-validation-name="val6"/>
          <table:table-cell table:number-columns-repeated="2"/>
          <table:table-cell table:content-validation-name="val9"/>
          <table:table-cell table:number-columns-repeated="1013"/>
        </table:table-row>
        <table:table-row table:style-name="ro3">
          <table:table-cell table:number-columns-repeated="8"/>
          <table:table-cell table:content-validation-name="val6"/>
          <table:table-cell table:number-columns-repeated="2"/>
          <table:table-cell table:content-validation-name="val9"/>
          <table:table-cell table:number-columns-repeated="1013"/>
        </table:table-row>
        <calcext:conditional-formats>
          <calcext:conditional-format calcext:target-range-address="輸入進項發票.I8:輸入進項發票.I1048576">
            <calcext:condition calcext:apply-style-name="Bad" calcext:value="!=ROUND([$輸入進項發票.$H8]*0.05)" calcext:base-cell-address="輸入進項發票.I8"/>
          </calcext:conditional-format>
        </calcext:conditional-formats>
      </table:table>
      <table:table table:name="廠商稅額統整" table:style-name="ta2">
        <office:forms form:automatic-focus="false" form:apply-design-mode="false"/>
        <table:table-column table:style-name="co17" table:default-cell-style-name="ce71"/>
        <table:table-column table:style-name="co17" table:default-cell-style-name="ce73"/>
        <table:table-column table:style-name="co22" table:default-cell-style-name="ce75"/>
        <table:table-column table:style-name="co17" table:default-cell-style-name="ce111"/>
        <table:table-row table:style-name="ro7">
          <table:table-cell office:value-type="string" calcext:value-type="string">
            <text:p>廠商</text:p>
          </table:table-cell>
          <table:table-cell office:value-type="string" calcext:value-type="string">
            <text:p>月(2)</text:p>
          </table:table-cell>
          <table:table-cell office:value-type="string" calcext:value-type="string">
            <text:p>總和 - 營業稅額(10)</text:p>
          </table:table-cell>
          <table:table-cell office:value-type="string" calcext:value-type="string">
            <text:p>←表格上按滑鼠右鍵，選擇重新整理，即可更新資料</text:p>
          </table:table-cell>
        </table:table-row>
        <table:table-row table:style-name="ro5">
          <table:table-cell table:style-name="ce72" office:value-type="string" calcext:value-type="string">
            <text:p>總計 結果</text:p>
          </table:table-cell>
          <table:table-cell table:style-name="ce74"/>
          <table:table-cell table:style-name="ce76"/>
          <table:table-cell table:style-name="Default"/>
        </table:table-row>
      </table:table>
      <table:table table:name="格式代號" table:style-name="ta3">
        <office:forms form:automatic-focus="false" form:apply-design-mode="false"/>
        <table:table-column table:style-name="co14" table:number-columns-repeated="6" table:default-cell-style-name="Default"/>
        <table:table-column table:style-name="co15" table:number-columns-repeated="20" table:default-cell-style-name="Default"/>
        <table:table-column table:style-name="co16" table:number-columns-repeated="998" table:default-cell-style-name="Default"/>
        <table:table-row table:style-name="ro2">
          <table:table-cell table:style-name="ce37" office:value-type="float" office:value="21" calcext:value-type="float">
            <text:p>21</text:p>
          </table:table-cell>
          <table:table-cell table:style-name="ce32" office:value-type="string" calcext:value-type="string">
            <text:p>進項三聯式、電子計算機統一發票</text:p>
          </table:table-cell>
          <table:table-cell table:number-columns-repeated="1022"/>
        </table:table-row>
        <table:table-row table:style-name="ro2">
          <table:table-cell table:style-name="ce37" office:value-type="float" office:value="22" calcext:value-type="float">
            <text:p>22</text:p>
          </table:table-cell>
          <table:table-cell table:style-name="ce32" office:value-type="string" calcext:value-type="string">
            <text:p>進項二聯式收銀機統一發票、載有稅額之其他憑證。同一筆交易取得多張連續收銀機統一發票者，應以最後一張為代表號，並以總金額登錄</text:p>
          </table:table-cell>
          <table:table-cell table:number-columns-repeated="1022"/>
        </table:table-row>
        <table:table-row table:style-name="ro2">
          <table:table-cell table:style-name="ce37" office:value-type="float" office:value="23" calcext:value-type="float">
            <text:p>23</text:p>
          </table:table-cell>
          <table:table-cell table:style-name="ce32" office:value-type="string" calcext:value-type="string">
            <text:p>三聯式、電子計算機、三聯式收銀機統一發票及一般稅額計算之電子發票之進貨退出或折讓證明單，應逐筆登錄</text:p>
          </table:table-cell>
          <table:table-cell table:number-columns-repeated="1022"/>
        </table:table-row>
        <table:table-row table:style-name="ro2">
          <table:table-cell table:style-name="ce37" office:value-type="float" office:value="24" calcext:value-type="float">
            <text:p>24</text:p>
          </table:table-cell>
          <table:table-cell table:style-name="ce32" office:value-type="string" calcext:value-type="string">
            <text:p>二聯式收銀機統一發票及載有稅額之其他憑證之進貨退出或折讓證明單，應逐筆登錄。</text:p>
          </table:table-cell>
          <table:table-cell table:number-columns-repeated="1022"/>
        </table:table-row>
        <table:table-row table:style-name="ro2">
          <table:table-cell table:style-name="ce37" office:value-type="float" office:value="25" calcext:value-type="float">
            <text:p>25</text:p>
          </table:table-cell>
          <table:table-cell table:style-name="ce32" office:value-type="string" calcext:value-type="string">
            <text:p>進項三聯式收銀機統一發票及一般稅額計算之電子發票，每張稅額五百元以下之進項三聯式收銀機統一發票及一般稅額計算之電子發票，可按月彙總登錄。同一筆交易取得多張連續收銀機統一發票者，應以最後一張為代表號，並以總金額登錄。進項公用事業電子發票字軌號碼得以公用事業產製抬頭為一百零五年一月以後已繳納之繳費通知單或已繳費憑證之載具流水號替代登錄</text:p>
          </table:table-cell>
          <table:table-cell table:number-columns-repeated="1022"/>
        </table:table-row>
        <table:table-row table:style-name="ro2">
          <table:table-cell table:style-name="ce37" office:value-type="float" office:value="26" calcext:value-type="float">
            <text:p>26</text:p>
          </table:table-cell>
          <table:table-cell table:style-name="ce32" office:value-type="string" calcext:value-type="string">
            <text:p>代表彙總登錄每張稅額五百元以下之進項三聯式、電子計算機統一發票。</text:p>
          </table:table-cell>
          <table:table-cell table:number-columns-repeated="1022"/>
        </table:table-row>
        <table:table-row table:style-name="ro2">
          <table:table-cell table:style-name="ce37" office:value-type="float" office:value="27" calcext:value-type="float">
            <text:p>27</text:p>
          </table:table-cell>
          <table:table-cell table:style-name="ce32" office:value-type="string" calcext:value-type="string">
            <text:p>代表彙總登錄每張稅額五百元以下之進項二聯式收銀機統一發票、載有稅額之其他憑證。</text:p>
          </table:table-cell>
          <table:table-cell table:number-columns-repeated="1022"/>
        </table:table-row>
        <table:table-row table:style-name="ro2">
          <table:table-cell table:style-name="ce37" office:value-type="float" office:value="28" calcext:value-type="float">
            <text:p>28</text:p>
          </table:table-cell>
          <table:table-cell table:style-name="ce32" office:value-type="string" calcext:value-type="string">
            <text:p>代表進項海關代徵營業稅繳納證。</text:p>
          </table:table-cell>
          <table:table-cell table:number-columns-repeated="1022"/>
        </table:table-row>
        <table:table-row table:style-name="ro2">
          <table:table-cell table:style-name="ce37" office:value-type="float" office:value="29" calcext:value-type="float">
            <text:p>29</text:p>
          </table:table-cell>
          <table:table-cell table:style-name="ce32" office:value-type="string" calcext:value-type="string">
            <text:p>代表進項海關退還溢繳營業稅申報單。</text:p>
          </table:table-cell>
          <table:table-cell table:number-columns-repeated="1022"/>
        </table:table-row>
        <table:table-row table:style-name="ro2">
          <table:table-cell table:style-name="ce37" office:value-type="float" office:value="31" calcext:value-type="float">
            <text:p>31</text:p>
          </table:table-cell>
          <table:table-cell table:style-name="ce32" office:value-type="string" calcext:value-type="string">
            <text:p>代表銷項三聯式統一發票。</text:p>
          </table:table-cell>
          <table:table-cell table:number-columns-repeated="1022"/>
        </table:table-row>
        <table:table-row table:style-name="ro2">
          <table:table-cell table:style-name="ce37" office:value-type="float" office:value="32" calcext:value-type="float">
            <text:p>32</text:p>
          </table:table-cell>
          <table:table-cell table:style-name="ce32" office:value-type="string" calcext:value-type="string">
            <text:p>代表銷項二聯式、二聯式收銀機統一發票。同一筆交易開立多張連續收銀機統一發票者，應以最後一張為代表號，並以總金額登錄。</text:p>
          </table:table-cell>
          <table:table-cell table:number-columns-repeated="1022"/>
        </table:table-row>
        <table:table-row table:style-name="ro2">
          <table:table-cell table:style-name="ce37" office:value-type="float" office:value="33" calcext:value-type="float">
            <text:p>33</text:p>
          </table:table-cell>
          <table:table-cell table:style-name="ce32" office:value-type="string" calcext:value-type="string">
            <text:p>代表三聯式、電子計算機、三聯式收銀機統一發票及一般稅額計算之電子發票之銷貨退回或折讓證明單，應逐筆登錄。</text:p>
          </table:table-cell>
          <table:table-cell table:number-columns-repeated="1022"/>
        </table:table-row>
        <table:table-row table:style-name="ro2">
          <table:table-cell table:style-name="ce37" office:value-type="float" office:value="34" calcext:value-type="float">
            <text:p>34</text:p>
          </table:table-cell>
          <table:table-cell table:style-name="ce32" office:value-type="string" calcext:value-type="string">
            <text:p>代表二聯式、二聯式收銀機統一發票及銷項免用統一發票之銷貨退回或折讓證明單，應逐筆登錄。</text:p>
          </table:table-cell>
          <table:table-cell table:number-columns-repeated="1022"/>
        </table:table-row>
        <table:table-row table:style-name="ro2">
          <table:table-cell table:style-name="ce37" office:value-type="float" office:value="35" calcext:value-type="float">
            <text:p>35</text:p>
          </table:table-cell>
          <table:table-cell table:style-name="ce32" office:value-type="string" calcext:value-type="string">
            <text:p>代表銷項三聯式收銀機統一發票及一般稅額計算之電子發票。同一筆交易開立多張連續收銀機統一發票者，應以最後一張為代表號，並以總金額登錄。</text:p>
          </table:table-cell>
          <table:table-cell table:number-columns-repeated="1022"/>
        </table:table-row>
        <table:table-row table:style-name="ro2">
          <table:table-cell table:style-name="ce37" office:value-type="float" office:value="36" calcext:value-type="float">
            <text:p>36</text:p>
          </table:table-cell>
          <table:table-cell table:style-name="ce32" office:value-type="string" calcext:value-type="string">
            <text:p>代表銷項免用統一發票</text:p>
          </table:table-cell>
          <table:table-cell table:number-columns-repeated="1022"/>
        </table:table-row>
        <table:table-row table:style-name="ro2"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稅籍編號+統編" table:style-name="ta4">
        <office:forms form:automatic-focus="false" form:apply-design-mode="false"/>
        <table:table-column table:style-name="co14" table:number-columns-repeated="6" table:default-cell-style-name="Default"/>
        <table:table-column table:style-name="co15" table:number-columns-repeated="20" table:default-cell-style-name="Default"/>
        <table:table-column table:style-name="co16" table:number-columns-repeated="998" table:default-cell-style-name="Default"/>
        <table:table-row table:style-name="ro2">
          <table:table-cell table:style-name="ce32" office:value-type="string" calcext:value-type="string">
            <text:p>大墩店</text:p>
          </table:table-cell>
          <table:table-cell table:style-name="ce37" office:value-type="float" office:value="490325286" calcext:value-type="float">
            <text:p>490325286</text:p>
          </table:table-cell>
          <table:table-cell table:style-name="ce37" office:value-type="float" office:value="18003654" calcext:value-type="float">
            <text:p>18003654</text:p>
          </table:table-cell>
          <table:table-cell table:number-columns-repeated="1021"/>
        </table:table-row>
        <table:table-row table:style-name="ro2">
          <table:table-cell table:style-name="ce32" office:value-type="string" calcext:value-type="string">
            <text:p>忠明店</text:p>
          </table:table-cell>
          <table:table-cell table:style-name="ce36" office:value-type="float" office:value="480525160" calcext:value-type="float">
            <text:p>480525160</text:p>
          </table:table-cell>
          <table:table-cell table:style-name="ce36" office:value-type="float" office:value="14288686" calcext:value-type="float">
            <text:p>14288686</text:p>
          </table:table-cell>
          <table:table-cell table:number-columns-repeated="1021"/>
        </table:table-row>
        <table:table-row table:style-name="ro2">
          <table:table-cell table:style-name="ce32" office:value-type="string" calcext:value-type="string">
            <text:p>興大店</text:p>
          </table:table-cell>
          <table:table-cell table:style-name="ce36" office:value-type="float" office:value="580700330" calcext:value-type="float">
            <text:p>580700330</text:p>
          </table:table-cell>
          <table:table-cell table:style-name="ce36" office:value-type="float" office:value="14284083" calcext:value-type="float">
            <text:p>14284083</text:p>
          </table:table-cell>
          <table:table-cell table:number-columns-repeated="1021"/>
        </table:table-row>
        <table:table-row table:style-name="ro2" table:number-rows-repeated="99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課稅別" table:style-name="ta5">
        <table:table-column table:style-name="co14" table:number-columns-repeated="6" table:default-cell-style-name="Default"/>
        <table:table-column table:style-name="co15" table:number-columns-repeated="20" table:default-cell-style-name="Default"/>
        <table:table-column table:style-name="co16" table:number-columns-repeated="998" table:default-cell-style-name="Default"/>
        <table:table-row table:style-name="ro2">
          <table:table-cell table:style-name="ce78" office:value-type="float" office:value="1" calcext:value-type="float">
            <text:p>1</text:p>
          </table:table-cell>
          <table:table-cell table:style-name="ce32" office:value-type="string" calcext:value-type="string">
            <text:p>應稅</text:p>
          </table:table-cell>
          <table:table-cell table:number-columns-repeated="1022"/>
        </table:table-row>
        <table:table-row table:style-name="ro2">
          <table:table-cell table:style-name="ce78" office:value-type="float" office:value="2" calcext:value-type="float">
            <text:p>2</text:p>
          </table:table-cell>
          <table:table-cell table:style-name="ce32" office:value-type="string" calcext:value-type="string">
            <text:p>零稅率</text:p>
          </table:table-cell>
          <table:table-cell table:number-columns-repeated="1022"/>
        </table:table-row>
        <table:table-row table:style-name="ro2">
          <table:table-cell table:style-name="ce78" office:value-type="float" office:value="3" calcext:value-type="float">
            <text:p>3</text:p>
          </table:table-cell>
          <table:table-cell table:style-name="ce32" office:value-type="string" calcext:value-type="string">
            <text:p>免稅</text:p>
          </table:table-cell>
          <table:table-cell table:number-columns-repeated="1022"/>
        </table:table-row>
        <table:table-row table:style-name="ro2">
          <table:table-cell table:style-name="ce78" office:value-type="string" calcext:value-type="string">
            <text:p>F</text:p>
          </table:table-cell>
          <table:table-cell table:style-name="ce32" office:value-type="string" calcext:value-type="string">
            <text:p>作廢發票</text:p>
          </table:table-cell>
          <table:table-cell table:number-columns-repeated="1022"/>
        </table:table-row>
        <table:table-row table:style-name="ro2">
          <table:table-cell table:style-name="ce78" office:value-type="string" calcext:value-type="string">
            <text:p>D</text:p>
          </table:table-cell>
          <table:table-cell table:style-name="ce32" office:value-type="string" calcext:value-type="string">
            <text:p>空白未使用之統一發票</text:p>
          </table:table-cell>
          <table:table-cell table:number-columns-repeated="1022"/>
        </table:table-row>
        <table:table-row table:style-name="ro2" table:number-rows-repeated="995">
          <table:table-cell table:style-name="ce78"/>
          <table:table-cell table:number-columns-repeated="1023"/>
        </table:table-row>
        <table:table-row table:style-name="ro3" table:number-rows-repeated="1047575">
          <table:table-cell table:number-columns-repeated="1024"/>
        </table:table-row>
        <table:table-row table:style-name="ro3">
          <table:table-cell table:number-columns-repeated="1024"/>
        </table:table-row>
      </table:table>
      <table:table table:name="扣抵代號" table:style-name="ta6">
        <table:table-column table:style-name="co14" table:number-columns-repeated="6" table:default-cell-style-name="Default"/>
        <table:table-column table:style-name="co15" table:number-columns-repeated="20" table:default-cell-style-name="Default"/>
        <table:table-column table:style-name="co16" table:number-columns-repeated="998" table:default-cell-style-name="Default"/>
        <table:table-row table:style-name="ro2">
          <table:table-cell table:style-name="ce37" office:value-type="float" office:value="1" calcext:value-type="float">
            <text:p>1</text:p>
          </table:table-cell>
          <table:table-cell table:style-name="ce32" office:value-type="string" calcext:value-type="string">
            <text:p>代表進項可扣抵之進貨及費用。</text:p>
          </table:table-cell>
          <table:table-cell table:number-columns-repeated="1022"/>
        </table:table-row>
        <table:table-row table:style-name="ro2">
          <table:table-cell table:style-name="ce37" office:value-type="float" office:value="2" calcext:value-type="float">
            <text:p>2</text:p>
          </table:table-cell>
          <table:table-cell table:style-name="ce32" office:value-type="string" calcext:value-type="string">
            <text:p>代表進項可扣抵之固定資產。</text:p>
          </table:table-cell>
          <table:table-cell table:number-columns-repeated="1022"/>
        </table:table-row>
        <table:table-row table:style-name="ro2">
          <table:table-cell table:style-name="ce37" office:value-type="float" office:value="3" calcext:value-type="float">
            <text:p>3</text:p>
          </table:table-cell>
          <table:table-cell table:style-name="ce32" office:value-type="string" calcext:value-type="string">
            <text:p>代表進項不可扣抵之進貨及費用。</text:p>
          </table:table-cell>
          <table:table-cell table:number-columns-repeated="1022"/>
        </table:table-row>
        <table:table-row table:style-name="ro2">
          <table:table-cell table:style-name="ce37" office:value-type="float" office:value="4" calcext:value-type="float">
            <text:p>4</text:p>
          </table:table-cell>
          <table:table-cell table:style-name="ce32" office:value-type="string" calcext:value-type="string">
            <text:p>代表進項不可扣抵之固定資產。</text:p>
          </table:table-cell>
          <table:table-cell table:number-columns-repeated="1022"/>
        </table:table-row>
        <table:table-row table:style-name="ro2" table:number-rows-repeated="996">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匯出檔案" table:style-name="ta9">
        <table:shapes>
          <draw:frame draw:z-index="0" draw:name="內嵌的物件 (OLE) 1" draw:style-name="gr6" draw:text-style-name="P4" svg:width="1.999cm" svg:height="0.47cm" svg:x="0cm" svg:y="0cm">
            <draw:object xlink:href="./Object 1" xlink:type="simple" xlink:show="embed" xlink:actuate="onLoad">
              <loext:p/>
            </draw:object>
            <draw:image xlink:href="./ObjectReplacements/Object 1" xlink:type="simple" xlink:show="embed" xlink:actuate="onLoad"/>
          </draw:frame>
        </table:shapes>
        <table:table-column table:style-name="co23" table:default-cell-style-name="ce33"/>
        <table:table-column table:style-name="co13" table:default-cell-style-name="Default"/>
        <table:table-column table:style-name="co24" table:default-cell-style-name="Default"/>
        <table:table-column table:style-name="co12" table:default-cell-style-name="Default"/>
        <table:table-column table:style-name="co14" table:number-columns-repeated="2" table:default-cell-style-name="Default"/>
        <table:table-column table:style-name="co15" table:number-columns-repeated="10" table:default-cell-style-name="Default"/>
        <table:table-column table:style-name="co16" table:number-columns-repeated="1008" table:default-cell-style-name="Default"/>
        <table:table-row table:style-name="ro2">
          <table:table-cell table:number-matrix-columns-spanned="1" table:number-matrix-rows-spanned="493" table:formula="of:=IF(     (LEN([$輸入進項發票.A8:.A1000]) * LEN([$輸入進項發票.B8:.B1000]) * LEN([$輸入進項發票.C8:.C1000]) *      LEN([$輸入進項發票.D8:.D1000]) * LEN([$輸入進項發票.E8:.E1000]) * LEN([$輸入進項發票.F8:.F1000]) *      LEN([$輸入進項發票.G8:.G1000]) * LEN([$輸入進項發票.H8:.H1000]) * LEN([$輸入進項發票.I8:.I1000]) *      LEN([$輸入進項發票.J8:.J1000]) * LEN([$輸入進項發票.K8:.K1000])) &gt; 0;          [$輸入進項發票.B8:.B1000] &amp; [$輸入進項發票.B2] &amp;     TEXT([$輸入進項發票.A8:.A1000];&quot;0000000&quot;) &amp;     [$輸入進項發票.C8:.C1000] &amp;     TEXT([$輸入進項發票.D8:.D1000];&quot;00&quot;) &amp;     [$輸入進項發票.B3] &amp;     [$輸入進項發票.E8:.E1000] &amp;     [$輸入進項發票.F8:.F1000] &amp;     [$輸入進項發票.G8:.G1000] &amp;     TEXT([$輸入進項發票.H8:.H1000];&quot;000000000000&quot;) &amp;     [$輸入進項發票.J8:.J1000] &amp;     TEXT([$輸入進項發票.I8:.I1000];&quot;0000000000&quot;) &amp;     [$輸入進項發票.K8:.K1000] &amp;     &quot;        &quot;;          &quot;&quot;   )">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number-rows-repeated="50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統編資料" table:style-name="ta2">
        <office:forms form:automatic-focus="false" form:apply-design-mode="false"/>
        <table:table-column table:style-name="co17" table:default-cell-style-name="ce80"/>
        <table:table-column table:style-name="co17" table:default-cell-style-name="Default"/>
        <table:table-row table:style-name="ro5">
          <table:table-cell office:value-type="string" calcext:value-type="string">
            <text:p>統編</text:p>
          </table:table-cell>
          <table:table-cell office:value-type="string" calcext:value-type="string">
            <text:p>名稱</text:p>
          </table:table-cell>
        </table:table-row>
        <table:table-row table:style-name="ro5">
          <table:table-cell office:value-type="float" office:value="15882261" calcext:value-type="float">
            <text:p>15882261</text:p>
          </table:table-cell>
          <table:table-cell office:value-type="string" calcext:value-type="string">
            <text:p>元家</text:p>
          </table:table-cell>
        </table:table-row>
        <table:table-row table:style-name="ro5">
          <table:table-cell office:value-type="float" office:value="79963351" calcext:value-type="float">
            <text:p>79963351</text:p>
          </table:table-cell>
          <table:table-cell office:value-type="string" calcext:value-type="string">
            <text:p>壽生</text:p>
          </table:table-cell>
        </table:table-row>
        <table:table-row table:style-name="ro5">
          <table:table-cell office:value-type="float" office:value="55917239" calcext:value-type="float">
            <text:p>55917239</text:p>
          </table:table-cell>
          <table:table-cell office:value-type="string" calcext:value-type="string">
            <text:p>蝦覓</text:p>
          </table:table-cell>
        </table:table-row>
        <table:table-row table:style-name="ro5">
          <table:table-cell office:value-type="float" office:value="80630206" calcext:value-type="float">
            <text:p>80630206</text:p>
          </table:table-cell>
          <table:table-cell office:value-type="string" calcext:value-type="string">
            <text:p>一豆</text:p>
          </table:table-cell>
        </table:table-row>
        <table:table-row table:style-name="ro5">
          <table:table-cell office:value-type="float" office:value="52888443" calcext:value-type="float">
            <text:p>52888443</text:p>
          </table:table-cell>
          <table:table-cell office:value-type="string" calcext:value-type="string">
            <text:p>新光</text:p>
          </table:table-cell>
        </table:table-row>
        <table:table-row table:style-name="ro5">
          <table:table-cell office:value-type="float" office:value="28530249" calcext:value-type="float">
            <text:p>28530249</text:p>
          </table:table-cell>
          <table:table-cell office:value-type="string" calcext:value-type="string">
            <text:p>泰湧</text:p>
          </table:table-cell>
        </table:table-row>
        <table:table-row table:style-name="ro5">
          <table:table-cell office:value-type="float" office:value="12801532" calcext:value-type="float">
            <text:p>12801532</text:p>
          </table:table-cell>
          <table:table-cell office:value-type="string" calcext:value-type="string">
            <text:p>同佑</text:p>
          </table:table-cell>
        </table:table-row>
        <table:table-row table:style-name="ro5">
          <table:table-cell office:value-type="string" calcext:value-type="string">
            <text:p>05386910</text:p>
          </table:table-cell>
          <table:table-cell office:value-type="string" calcext:value-type="string">
            <text:p>水費</text:p>
          </table:table-cell>
        </table:table-row>
        <table:table-row table:style-name="ro5">
          <table:table-cell office:value-type="float" office:value="25164562" calcext:value-type="float">
            <text:p>25164562</text:p>
          </table:table-cell>
          <table:table-cell office:value-type="string" calcext:value-type="string">
            <text:p>弘志</text:p>
          </table:table-cell>
        </table:table-row>
        <table:table-row table:style-name="ro5">
          <table:table-cell office:value-type="float" office:value="22561928" calcext:value-type="float">
            <text:p>22561928</text:p>
          </table:table-cell>
          <table:table-cell office:value-type="string" calcext:value-type="string">
            <text:p>嘉魚</text:p>
          </table:table-cell>
        </table:table-row>
        <table:table-row table:style-name="ro5">
          <table:table-cell office:value-type="float" office:value="56500301" calcext:value-type="float">
            <text:p>56500301</text:p>
          </table:table-cell>
          <table:table-cell office:value-type="string" calcext:value-type="string">
            <text:p>大甲</text:p>
          </table:table-cell>
        </table:table-row>
        <table:table-row table:style-name="ro5">
          <table:table-cell office:value-type="float" office:value="91065255" calcext:value-type="float">
            <text:p>91065255</text:p>
          </table:table-cell>
          <table:table-cell office:value-type="string" calcext:value-type="string">
            <text:p>雲湧</text:p>
          </table:table-cell>
        </table:table-row>
        <table:table-row table:style-name="ro5">
          <table:table-cell office:value-type="float" office:value="83756039" calcext:value-type="float">
            <text:p>83756039</text:p>
          </table:table-cell>
          <table:table-cell office:value-type="string" calcext:value-type="string">
            <text:p>巨廚</text:p>
          </table:table-cell>
        </table:table-row>
        <table:table-row table:style-name="ro5">
          <table:table-cell office:value-type="float" office:value="65803170" calcext:value-type="float">
            <text:p>65803170</text:p>
          </table:table-cell>
          <table:table-cell office:value-type="string" calcext:value-type="string">
            <text:p>禾乃川</text:p>
          </table:table-cell>
        </table:table-row>
        <table:table-row table:style-name="ro5">
          <table:table-cell office:value-type="float" office:value="28291541" calcext:value-type="float">
            <text:p>28291541</text:p>
          </table:table-cell>
          <table:table-cell office:value-type="string" calcext:value-type="string">
            <text:p>呷百二</text:p>
          </table:table-cell>
        </table:table-row>
        <table:table-row table:style-name="ro5">
          <table:table-cell office:value-type="float" office:value="51868406" calcext:value-type="float">
            <text:p>51868406</text:p>
          </table:table-cell>
          <table:table-cell office:value-type="string" calcext:value-type="string">
            <text:p>台電</text:p>
          </table:table-cell>
        </table:table-row>
        <table:table-row table:style-name="ro5">
          <table:table-cell office:value-type="float" office:value="88699380" calcext:value-type="float">
            <text:p>88699380</text:p>
          </table:table-cell>
          <table:table-cell office:value-type="string" calcext:value-type="string">
            <text:p>谷崧</text:p>
          </table:table-cell>
        </table:table-row>
        <table:table-row table:style-name="ro5">
          <table:table-cell office:value-type="float" office:value="54572687" calcext:value-type="float">
            <text:p>54572687</text:p>
          </table:table-cell>
          <table:table-cell office:value-type="string" calcext:value-type="string">
            <text:p>其來</text:p>
          </table:table-cell>
        </table:table-row>
        <table:table-row table:style-name="ro5">
          <table:table-cell office:value-type="float" office:value="16608018" calcext:value-type="float">
            <text:p>16608018</text:p>
          </table:table-cell>
          <table:table-cell office:value-type="string" calcext:value-type="string">
            <text:p>善誠</text:p>
          </table:table-cell>
        </table:table-row>
        <table:table-row table:style-name="ro5">
          <table:table-cell office:value-type="string" calcext:value-type="string">
            <text:p>27915962</text:p>
          </table:table-cell>
          <table:table-cell office:value-type="string" calcext:value-type="string">
            <text:p>元寶</text:p>
          </table:table-cell>
        </table:table-row>
        <table:table-row table:style-name="ro5">
          <table:table-cell office:value-type="string" calcext:value-type="string">
            <text:p>21305696</text:p>
          </table:table-cell>
          <table:table-cell office:value-type="string" calcext:value-type="string">
            <text:p>歆城</text:p>
          </table:table-cell>
        </table:table-row>
        <table:table-row table:style-name="ro5">
          <table:table-cell office:value-type="float" office:value="27915962" calcext:value-type="float">
            <text:p>27915962</text:p>
          </table:table-cell>
          <table:table-cell office:value-type="string" calcext:value-type="string">
            <text:p>元寶軒</text:p>
          </table:table-cell>
        </table:table-row>
        <table:table-row table:style-name="ro5">
          <table:table-cell office:value-type="float" office:value="13179035" calcext:value-type="float">
            <text:p>13179035</text:p>
          </table:table-cell>
          <table:table-cell office:value-type="string" calcext:value-type="string">
            <text:p>已禮</text:p>
          </table:table-cell>
        </table:table-row>
        <table:table-row table:style-name="ro5">
          <table:table-cell office:value-type="float" office:value="89863710" calcext:value-type="float">
            <text:p>89863710</text:p>
          </table:table-cell>
          <table:table-cell office:value-type="string" calcext:value-type="string">
            <text:p>得福</text:p>
          </table:table-cell>
        </table:table-row>
        <table:table-row table:style-name="ro5">
          <table:table-cell office:value-type="float" office:value="36799710" calcext:value-type="float">
            <text:p>36799710</text:p>
          </table:table-cell>
          <table:table-cell office:value-type="string" calcext:value-type="string">
            <text:p>下營</text:p>
          </table:table-cell>
        </table:table-row>
        <table:table-row table:style-name="ro5">
          <table:table-cell office:value-type="float" office:value="93518986" calcext:value-type="float">
            <text:p>93518986</text:p>
          </table:table-cell>
          <table:table-cell office:value-type="string" calcext:value-type="string">
            <text:p>漢典</text:p>
          </table:table-cell>
        </table:table-row>
        <table:table-row table:style-name="ro5">
          <table:table-cell office:value-type="float" office:value="60256201" calcext:value-type="float">
            <text:p>60256201</text:p>
          </table:table-cell>
          <table:table-cell office:value-type="string" calcext:value-type="string">
            <text:p>福雅</text:p>
          </table:table-cell>
        </table:table-row>
        <table:table-row table:style-name="ro5">
          <table:table-cell office:value-type="float" office:value="52003801" calcext:value-type="float">
            <text:p>52003801</text:p>
          </table:table-cell>
          <table:table-cell office:value-type="string" calcext:value-type="string">
            <text:p>中華電信</text:p>
          </table:table-cell>
        </table:table-row>
        <table:table-row table:style-name="ro5">
          <table:table-cell office:value-type="float" office:value="51804797" calcext:value-type="float">
            <text:p>51804797</text:p>
          </table:table-cell>
          <table:table-cell office:value-type="string" calcext:value-type="string">
            <text:p>咖啡豆</text:p>
          </table:table-cell>
        </table:table-row>
        <table:table-row table:style-name="ro5">
          <table:table-cell office:value-type="float" office:value="72463373" calcext:value-type="float">
            <text:p>72463373</text:p>
          </table:table-cell>
          <table:table-cell office:value-type="string" calcext:value-type="string">
            <text:p>和宸</text:p>
          </table:table-cell>
        </table:table-row>
        <table:table-row table:style-name="ro5">
          <table:table-cell office:value-type="string" calcext:value-type="string">
            <text:p>70615249</text:p>
          </table:table-cell>
          <table:table-cell office:value-type="string" calcext:value-type="string">
            <text:p>企重 </text:p>
          </table:table-cell>
        </table:table-row>
        <table:table-row table:style-name="ro5" table:number-rows-repeated="1048543">
          <table:table-cell table:number-columns-repeated="2"/>
        </table:table-row>
        <table:table-row table:style-name="ro5">
          <table:table-cell table:number-columns-repeated="2"/>
        </table:table-row>
      </table:table>
      <table:named-expressions/>
      <table:database-ranges>
        <table:database-range table:name="__Anonymous_Sheet_DB__7" table:target-range-address="統編資料.A1:統編資料.B20" table:display-filter-buttons="true"/>
      </table:database-ranges>
      <table:data-pilot-tables>
        <table:data-pilot-table table:name="DataPilot1" table:application-data="" table:target-range-address="廠商稅額統整.A1:廠商稅額統整.C2" table:buttons="廠商稅額統整.A1 廠商稅額統整.B1" table:show-filter-button="false" table:drill-down-on-double-click="false">
          <table:source-cell-range table:cell-range-address="輸入進項發票.B7:輸入進項發票.M500"/>
          <table:data-pilot-field table:source-field-name="" table:is-data-layout-field="true" table:orientation="column" table:used-hierarchy="-1" table:function="auto">
            <table:data-pilot-level table:show-empty="true" calcext:repeat-item-labels="false"/>
          </table:data-pilot-field>
          <table:data-pilot-field table:source-field-name="廠商" table:orientation="row" table:used-hierarchy="0" table:function="auto">
            <table:data-pilot-level table:show-empty="false" calcext:repeat-item-labels="false">
              <table:data-pilot-members>
                <table:data-pilot-member table:name=""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月(2)" table:orientation="row" table:used-hierarchy="0" table:function="auto">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營業稅額(10)" table:orientation="data" table:used-hierarchy="0" table:function="sum">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ce style:name="Linux Libertine G1" svg:font-family="'Linux Libertine G'" style:font-family-generic="system" style:font-pitch="variable"/>
    <style:font-face style:name="思源黑體" svg:font-family="思源黑體"/>
    <style:font-face style:name="思源黑體1" svg:font-family="思源黑體"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1" style:font-size-complex="12pt" style:language-complex="hi" style:country-complex="IN"/>
    </style:default-style>
    <number:number-style style:name="N0">
      <number:number number:min-integer-digits="1"/>
    </number:number-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0" number:min-decimal-places="0" number:min-integer-digits="2"/>
    </number:number-style>
    <number:number-style style:name="N142">
      <number:number number:decimal-places="0" number:min-decimal-places="0" number:min-integer-digits="12"/>
    </number:number-style>
    <number:number-style style:name="N144P0" style:volatile="true">
      <number:text>$</number:text>
      <number:number number:decimal-places="0" number:min-decimal-places="0" number:min-integer-digits="1" number:grouping="true"/>
    </number:number-style>
    <number:number-style style:name="N144">
      <number:text>-$</number:text>
      <number:number number:decimal-places="0" number:min-decimal-places="0" number:min-integer-digits="1" number:grouping="true"/>
      <style:map style:condition="value()&gt;=0" style:apply-style-name="N144P0"/>
    </number:number-style>
    <number:number-style style:name="N145P0" style:volatile="true">
      <number:text>$</number:text>
      <number:number number:decimal-places="0" number:min-decimal-places="0" number:min-integer-digits="1" number:grouping="true"/>
    </number:number-style>
    <number:number-style style:name="N145">
      <style:text-properties fo:color="#ff0000"/>
      <number:text>-$</number:text>
      <number:number number:decimal-places="0" number:min-decimal-places="0" number:min-integer-digits="1" number:grouping="true"/>
      <style:map style:condition="value()&gt;=0" style:apply-style-name="N145P0"/>
    </number:number-style>
    <number:number-style style:name="N147P0" style:volatile="true">
      <number:text>$</number:text>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text>$</number:text>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50P0" style:volatile="true">
      <number:text>US$</number:text>
      <number:number number:decimal-places="0" number:min-decimal-places="0" number:min-integer-digits="1" number:grouping="true"/>
      <number:text> </number:text>
    </number:number-style>
    <number:number-style style:name="N150">
      <number:text>(US$</number:text>
      <number:number number:decimal-places="0" number:min-decimal-places="0" number:min-integer-digits="1" number:grouping="true"/>
      <number:text>)</number:text>
      <style:map style:condition="value()&gt;=0" style:apply-style-name="N150P0"/>
    </number:number-style>
    <number:number-style style:name="N151P0" style:volatile="true">
      <number:text>US$</number:text>
      <number:number number:decimal-places="0" number:min-decimal-places="0" number:min-integer-digits="1" number:grouping="true"/>
      <number:text> </number:text>
    </number:number-style>
    <number:number-style style:name="N151">
      <style:text-properties fo:color="#ff0000"/>
      <number:text>(US$</number:text>
      <number:number number:decimal-places="0" number:min-decimal-places="0" number:min-integer-digits="1" number:grouping="true"/>
      <number:text>)</number:text>
      <style:map style:condition="value()&gt;=0" style:apply-style-name="N151P0"/>
    </number:number-style>
    <number:number-style style:name="N153P0" style:volatile="true">
      <number:text>US$</number:text>
      <number:number number:decimal-places="2" number:min-decimal-places="2" number:min-integer-digits="1" number:grouping="true"/>
      <number:text> </number:text>
    </number:number-style>
    <number:number-style style:name="N153">
      <number:text>(US$</number:text>
      <number:number number:decimal-places="2" number:min-decimal-places="2" number:min-integer-digits="1" number:grouping="true"/>
      <number:text>)</number:text>
      <style:map style:condition="value()&gt;=0" style:apply-style-name="N153P0"/>
    </number:number-style>
    <number:number-style style:name="N154P0" style:volatile="true">
      <number:text>US$</number:text>
      <number:number number:decimal-places="2" number:min-decimal-places="2" number:min-integer-digits="1" number:grouping="true"/>
      <number:text> </number:text>
    </number:number-style>
    <number:number-style style:name="N154">
      <style:text-properties fo:color="#ff0000"/>
      <number:text>(US$</number:text>
      <number:number number:decimal-places="2" number:min-decimal-places="2" number:min-integer-digits="1" number:grouping="true"/>
      <number:text>)</number:text>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number:text>-</number:text>
      <number:number number:decimal-places="2" number:min-decimal-places="2" number:min-integer-digits="1" number:grouping="true"/>
      <style:map style:condition="value()&gt;=0" style:apply-style-name="N157P0"/>
    </number:number-style>
    <number:number-style style:name="N158P0" style:volatile="true">
      <number:number number:decimal-places="2" number:min-decimal-places="2" number:min-integer-digits="1" number:grouping="true"/>
    </number:number-style>
    <number:number-style style:name="N158">
      <style:text-properties fo:color="#ff0000"/>
      <number:text>-</number:text>
      <number:number number:decimal-places="2" number:min-decimal-places="2" number:min-integer-digits="1" number:grouping="true"/>
      <style:map style:condition="value()&gt;=0" style:apply-style-name="N158P0"/>
    </number:number-style>
    <number:number-style style:name="N162P0" style:volatile="true">
      <number:text> </number:text>
      <number:fill-character> </number:fill-character>
      <number:number number:decimal-places="0" number:min-decimal-places="0" number:min-integer-digits="1" number:grouping="true"/>
      <number:text> </number:text>
    </number:number-style>
    <number:number-style style:name="N162P1" style:volatile="true">
      <number:text>-</number:text>
      <number:fill-character> </number:fill-character>
      <number:number number:decimal-places="0" number:min-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0" number:min-decimal-places="0" number:min-integer-digits="1" number:grouping="true"/>
      <number:text> </number:text>
    </number:number-style>
    <number:number-style style:name="N166P1" style:volatile="true">
      <number:text>-$</number:text>
      <number:fill-character> </number:fill-character>
      <number:number number:decimal-places="0" number:min-decimal-places="0" number:min-integer-digits="1" number:grouping="true"/>
      <number:text> </number:text>
    </number:number-style>
    <number:number-style style:name="N166P2" style:volatile="true">
      <number:text> $</number:text>
      <number:fill-character> </number: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decimal-places="2" number:min-integer-digits="1" number:grouping="true"/>
      <number:text> </number:text>
    </number:number-style>
    <number:number-style style:name="N170P1" style:volatile="true">
      <number:text>-</number:text>
      <number:fill-character> </number:fill-character>
      <number:number number:decimal-places="2" number:min-decimal-places="2" number:min-integer-digits="1" number:grouping="true"/>
      <number:text> </number:text>
    </number:number-style>
    <number:number-style style:name="N170P2" style:volatile="true">
      <number:text> </number:text>
      <number:fill-character> </number:fill-character>
      <number:text>-</number:text>
      <number:number number:decimal-places="0" number: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fill-character> </number:fill-character>
      <number:number number:decimal-places="2" number:min-decimal-places="2" number:min-integer-digits="1" number:grouping="true"/>
      <number:text> </number:text>
    </number:number-style>
    <number:number-style style:name="N174P1" style:volatile="true">
      <number:text>-$</number:text>
      <number:fill-character> </number:fill-character>
      <number:number number:decimal-places="2" number:min-decimal-places="2" number:min-integer-digits="1" number:grouping="true"/>
      <number:text> </number:text>
    </number:number-style>
    <number:number-style style:name="N174P2" style:volatile="true">
      <number:text> $</number:text>
      <number:fill-character> </number:fill-character>
      <number:text>-</number:text>
      <number:number number:decimal-places="0" number:min-decimal-places="0" number:min-integer-digits="0"/>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7P0" style:volatile="true">
      <number:text> </number:text>
      <number:fill-character> </number:fill-character>
      <number:number number:decimal-places="1" number:min-decimal-places="1" number:min-integer-digits="1" number:grouping="true"/>
      <number:text> </number:text>
    </number:number-style>
    <number:number-style style:name="N177P1" style:volatile="true">
      <number:text>-</number:text>
      <number:fill-character> </number:fill-character>
      <number:number number:decimal-places="1" number:min-decimal-places="1" number:min-integer-digits="1" number:grouping="true"/>
      <number:text> </number:text>
    </number:number-style>
    <number:number-style style:name="N177P2" style:volatile="true">
      <number:text> </number:text>
      <number:fill-character> </number:fill-character>
      <number:text>-</number:text>
      <number:number number:decimal-places="0" number: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P0" style:volatile="true">
      <number:text> </number:text>
      <number:fill-character> </number:fill-character>
      <number:number number:decimal-places="0" number:min-decimal-places="0" number:min-integer-digits="1" number:grouping="true"/>
      <number:text> </number:text>
    </number:number-style>
    <number:number-style style:name="N178P1" style:volatile="true">
      <number:text>-</number:text>
      <number:fill-character> </number:fill-character>
      <number:number number:decimal-places="0" number:min-decimal-places="0"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79">
      <number:number number:decimal-places="1" number:min-decimal-places="1"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date-style style:name="N20137" number:language="zh" number:country="TW">
      <number:day/>
      <number:text>-</number:text>
      <number:month number:textual="true"/>
      <number:text>-</number:text>
      <number:year/>
    </number:date-style>
    <number:date-style style:name="N20138" number:language="zh" number:country="TW">
      <number:day/>
      <number:text>-</number:text>
      <number:month number:textual="true"/>
    </number:date-style>
    <number:date-style style:name="N20139" number:language="zh" number:country="TW">
      <number:month number:textual="true"/>
      <number:text>-</number:text>
      <number:year/>
    </number:date-style>
    <number:time-style style:name="N20140" number:language="zh" number:country="TW">
      <number:hours number:style="long"/>
      <number:text>:</number:text>
      <number:minutes number:style="long"/>
      <number:text> </number:text>
      <number:am-pm/>
    </number:time-style>
    <number:time-style style:name="N20141" number:language="zh" number:country="TW">
      <number:hours number:style="long"/>
      <number:text>:</number:text>
      <number:minutes number:style="long"/>
      <number:text>:</number:text>
      <number:seconds number:style="long"/>
      <number:text> </number:text>
      <number:am-pm/>
    </number:time-style>
    <number:date-style style:name="N20142" number:language="zh" number:country="TW">
      <number:year number:calendar="ROC"/>
      <number:text>年</number:text>
      <number:month number:calendar="ROC"/>
      <number:text>月</number:text>
      <number:day number:calendar="ROC"/>
      <number:text>日</number:text>
    </number:date-style>
    <number:date-style style:name="N20143" number:language="zh" number:country="TW">
      <number:month/>
      <number:text>/</number:text>
      <number:day/>
      <number:text>/</number:text>
      <number:year/>
    </number:date-style>
    <number:date-style style:name="N20144" number:language="zh" number:country="TW">
      <number:year number:style="long"/>
      <number:text>年</number:text>
      <number:month/>
      <number:text>月</number:text>
      <number:day/>
      <number:text>日</number:text>
    </number:date-style>
    <number:time-style style:name="N20145" number:language="zh" number:country="TW">
      <number:am-pm/>
      <number:hours number:style="long"/>
      <number:text>時</number:text>
      <number:minutes number:style="long"/>
      <number:text>分</number:text>
    </number:time-style>
    <number:time-style style:name="N20146" number:language="zh" number:country="TW">
      <number:am-pm/>
      <number:hours number:style="long"/>
      <number:text>時</number:text>
      <number:minutes number:style="long"/>
      <number:text>分</number:text>
      <number:seconds number:style="long"/>
      <number:text>秒</number:text>
    </number:time-style>
    <number:number-style style:name="N20148P0" style:volatile="true" number:language="zh" number:country="TW">
      <number:text>$</number:text>
      <number:number number:decimal-places="0" number:min-decimal-places="0" number:min-integer-digits="1" number:grouping="true"/>
    </number:number-style>
    <number:number-style style:name="N20148" number:language="zh" number:country="TW">
      <number:text>-$</number:text>
      <number:number number:decimal-places="0" number:min-decimal-places="0" number:min-integer-digits="1" number:grouping="true"/>
      <style:map style:condition="value()&gt;=0" style:apply-style-name="N20148P0"/>
    </number:number-style>
    <number:number-style style:name="N20149P0" style:volatile="true" number:language="zh" number:country="TW">
      <number:text>$</number:text>
      <number:number number:decimal-places="0" number:min-decimal-places="0" number:min-integer-digits="1" number:grouping="true"/>
    </number:number-style>
    <number:number-style style:name="N20149" number:language="zh" number:country="TW">
      <style:text-properties fo:color="#ff0000"/>
      <number:text>-$</number:text>
      <number:number number:decimal-places="0" number:min-decimal-places="0" number:min-integer-digits="1" number:grouping="true"/>
      <style:map style:condition="value()&gt;=0" style:apply-style-name="N20149P0"/>
    </number:number-style>
    <number:number-style style:name="N20151P0" style:volatile="true" number:language="zh" number:country="TW">
      <number:text>$</number:text>
      <number:number number:decimal-places="2" number:min-decimal-places="2" number:min-integer-digits="1" number:grouping="true"/>
    </number:number-style>
    <number:number-style style:name="N20151" number:language="zh" number:country="TW">
      <number:text>-$</number:text>
      <number:number number:decimal-places="2" number:min-decimal-places="2" number:min-integer-digits="1" number:grouping="true"/>
      <style:map style:condition="value()&gt;=0" style:apply-style-name="N20151P0"/>
    </number:number-style>
    <number:number-style style:name="N20152P0" style:volatile="true" number:language="zh" number:country="TW">
      <number:text>$</number:text>
      <number:number number:decimal-places="2" number:min-decimal-places="2" number:min-integer-digits="1" number:grouping="true"/>
    </number:number-style>
    <number:number-style style:name="N20152" number:language="zh" number:country="TW">
      <style:text-properties fo:color="#ff0000"/>
      <number:text>-$</number:text>
      <number:number number:decimal-places="2" number:min-decimal-places="2" number:min-integer-digits="1" number:grouping="true"/>
      <style:map style:condition="value()&gt;=0" style:apply-style-name="N20152P0"/>
    </number:number-style>
    <style:style style:name="Default" style:family="table-cell">
      <style:table-cell-properties style:rotation-align="none" style:vertical-align="bottom"/>
      <style:text-properties fo:color="#000000" style:font-name="Arial1" fo:font-family="Arial" style:font-name-asian="Linux Libertine G1"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30">0000/00/00</text:date>, <text:time style:data-style-name="N2" text:time-value="08:24:17.79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輸入進項發票" style:display-name="PageStyle_輸入進項發票" style:page-layout-name="Mpm3">
      <style:header style:display="false"/>
      <style:header-left style:display="false"/>
      <style:header-first style:display="false"/>
      <style:footer style:display="false"/>
      <style:footer-left style:display="false"/>
      <style:footer-first style:display="false"/>
    </style:master-page>
    <style:master-page style:name="PageStyle_5f_格式代號" style:display-name="PageStyle_格式代號" style:page-layout-name="Mpm3">
      <style:header style:display="false"/>
      <style:header-left style:display="false"/>
      <style:header-first style:display="false"/>
      <style:footer style:display="false"/>
      <style:footer-left style:display="false"/>
      <style:footer-first style:display="false"/>
    </style:master-page>
    <style:master-page style:name="PageStyle_5f_稅籍編號_2b_統編" style:display-name="PageStyle_稅籍編號+統編" style:page-layout-name="Mpm3">
      <style:header style:display="false"/>
      <style:header-left style:display="false"/>
      <style:header-first style:display="false"/>
      <style:footer style:display="false"/>
      <style:footer-left style:display="false"/>
      <style:footer-first style:display="false"/>
    </style:master-page>
    <style:master-page style:name="PageStyle_5f_課稅別" style:display-name="PageStyle_課稅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扣抵代號" style:display-name="PageStyle_扣抵代號" style:page-layout-name="Mpm3">
      <style:header style:display="false"/>
      <style:header-left style:display="false"/>
      <style:header-first style:display="false"/>
      <style:footer style:display="false"/>
      <style:footer-left style:display="false"/>
      <style:footer-first style:display="false"/>
    </style:master-page>
    <style:master-page style:name="PageStyle_5f_匯出檔案" style:display-name="PageStyle_匯出檔案"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MODA_ODF_Application_Tools/3.8.2.1$Windows_X86_64 LibreOffice_project/f5c26b4b56ec181260ce3dbfc96a37e316bb7ca8</meta:generator>
    <dc:date>2026-01-30T08:43:01.799000000</dc:date>
    <meta:editing-duration>PT6H34M12S</meta:editing-duration>
    <meta:editing-cycles>20</meta:editing-cycles>
    <meta:document-statistic meta:table-count="8" meta:cell-count="2125" meta:object-count="1"/>
  </office:meta>
</office:document-meta>
</file>

<file path=Object 1/content.xml><?xml version="1.0" encoding="utf-8"?>
<math xmlns="http://www.w3.org/1998/Math/MathML" display="block"/>
</file>